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ZSongTi" svg:font-family="FZSongTi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2.2744in"/>
    </style:style>
    <style:style style:name="co4" style:family="table-column">
      <style:table-column-properties fo:break-before="auto" style:column-width="4.2717in"/>
    </style:style>
    <style:style style:name="co5" style:family="table-column">
      <style:table-column-properties fo:break-before="auto" style:column-width="1.1799in"/>
    </style:style>
    <style:style style:name="co6" style:family="table-column">
      <style:table-column-properties fo:break-before="auto" style:column-width="0.4917in"/>
    </style:style>
    <style:style style:name="co7" style:family="table-column">
      <style:table-column-properties fo:break-before="auto" style:column-width="1.0465in"/>
    </style:style>
    <style:style style:name="co8" style:family="table-column">
      <style:table-column-properties fo:break-before="auto" style:column-width="0.6661in"/>
    </style:style>
    <style:style style:name="co9" style:family="table-column">
      <style:table-column-properties fo:break-before="auto" style:column-width="0.9827in"/>
    </style:style>
    <style:style style:name="co10" style:family="table-column">
      <style:table-column-properties fo:break-before="auto" style:column-width="1.2319in"/>
    </style:style>
    <style:style style:name="co11" style:family="table-column">
      <style:table-column-properties fo:break-before="auto" style:column-width="1.0902in"/>
    </style:style>
    <style:style style:name="co12" style:family="table-column">
      <style:table-column-properties fo:break-before="auto" style:column-width="1.922in"/>
    </style:style>
    <style:style style:name="co13" style:family="table-column">
      <style:table-column-properties fo:break-before="auto" style:column-width="4.802in"/>
    </style:style>
    <style:style style:name="co14" style:family="table-column">
      <style:table-column-properties fo:break-before="auto" style:column-width="3.8661in"/>
    </style:style>
    <style:style style:name="co15" style:family="table-column">
      <style:table-column-properties fo:break-before="auto" style:column-width="3.3543in"/>
    </style:style>
    <style:style style:name="co16" style:family="table-column">
      <style:table-column-properties fo:break-before="auto" style:column-width="5.8902in"/>
    </style:style>
    <style:style style:name="co17" style:family="table-column">
      <style:table-column-properties fo:break-before="auto" style:column-width="6.228in"/>
    </style:style>
    <style:style style:name="co18" style:family="table-column">
      <style:table-column-properties fo:break-before="auto" style:column-width="5.5752in"/>
    </style:style>
    <style:style style:name="co19" style:family="table-column">
      <style:table-column-properties fo:break-before="auto" style:column-width="3.4193in"/>
    </style:style>
    <style:style style:name="co21" style:family="table-column">
      <style:table-column-properties fo:break-before="auto" style:column-width="7.2728in"/>
    </style:style>
    <style:style style:name="co22" style:family="table-column">
      <style:table-column-properties fo:break-before="auto" style:column-width="2.5161in"/>
    </style:style>
    <style:style style:name="co23" style:family="table-column">
      <style:table-column-properties fo:break-before="auto" style:column-width="5.8465in"/>
    </style:style>
    <style:style style:name="co25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2.9839in"/>
    </style:style>
    <style:style style:name="co27" style:family="table-column">
      <style:table-column-properties fo:break-before="auto" style:column-width="5.9016in"/>
    </style:style>
    <style:style style:name="co28" style:family="table-column">
      <style:table-column-properties fo:break-before="auto" style:column-width="3.691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ext-properties style:text-position="" style:font-name="Liberation Sans" style:font-name-asian="FZSongTi" style:font-name-complex="FreeSans"/>
    </style:style>
    <style:style style:name="ce11" style:family="table-cell" style:parent-style-name="Default">
      <style:table-cell-properties fo:background-color="#e6e6e6"/>
      <style:text-properties style:text-position=""/>
    </style:style>
    <style:style style:name="ce3" style:family="table-cell" style:parent-style-name="Default">
      <style:table-cell-properties fo:background-color="#ffd320"/>
      <style:text-properties style:text-position=""/>
    </style:style>
    <style:style style:name="ce4" style:family="table-cell" style:parent-style-name="Default">
      <style:table-cell-properties fo:background-color="transparent"/>
      <style:text-properties style:text-position=""/>
    </style:style>
    <style:style style:name="ce5" style:family="table-cell" style:parent-style-name="Default">
      <style:table-cell-properties fo:background-color="#c0c0c0"/>
      <style:text-properties style:text-position=""/>
    </style:style>
    <style:style style:name="ce6" style:family="table-cell" style:parent-style-name="Default">
      <style:table-cell-properties fo:background-color="#00ff00"/>
      <style:text-properties style:text-position=""/>
    </style:style>
    <style:style style:name="ce7" style:family="table-cell" style:parent-style-name="Default">
      <style:table-cell-properties fo:background-color="#00ff00"/>
      <style:text-properties style:text-position="" style:font-name="Liberation Sans" style:font-name-asian="FZSongTi" style:font-name-complex="FreeSans"/>
    </style:style>
    <style:style style:name="ce8" style:family="table-cell" style:parent-style-name="Default" style:data-style-name="N100">
      <style:table-cell-properties fo:background-color="#00ff00"/>
      <style:text-properties style:text-position=""/>
    </style:style>
    <style:style style:name="ce9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>
      <style:table-cell-properties fo:background-color="#b3b3b3"/>
      <style:text-properties style:text-position=""/>
    </style:style>
    <style:style style:name="ce13" style:family="table-cell" style:parent-style-name="Default">
      <style:table-cell-properties fo:background-color="#ffd320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c0c0c0"/>
    </style:style>
    <style:style style:name="ce16" style:family="table-cell" style:parent-style-name="Default">
      <style:table-cell-properties fo:background-color="#00ff00"/>
    </style:style>
    <style:style style:name="ce17" style:family="table-cell" style:parent-style-name="Default">
      <style:table-cell-properties fo:background-color="#00ff00"/>
      <style:text-properties style:font-name="Liberation Sans" style:font-name-asian="FZSongTi" style:font-name-complex="FreeSans"/>
    </style:style>
    <style:style style:name="ce18" style:family="table-cell" style:parent-style-name="Default" style:data-style-name="N100">
      <style:table-cell-properties fo:background-color="#00ff00"/>
    </style:style>
    <style:style style:name="ce19" style:family="table-cell" style:parent-style-name="Default">
      <style:table-cell-properties fo:background-color="#ffff00"/>
    </style:style>
    <style:style style:name="ce20" style:family="table-cell" style:parent-style-name="Default">
      <style:text-properties style:font-name="Liberation Sans" style:font-name-asian="FZSongTi" style:font-name-complex="FreeSans"/>
    </style:style>
    <style:style style:name="ce21" style:family="table-cell" style:parent-style-name="Default">
      <style:table-cell-properties fo:background-color="#e6e6e6"/>
    </style:style>
    <style:style style:name="ce22" style:family="table-cell" style:parent-style-name="Default">
      <style:table-cell-properties fo:background-color="#b3b3b3"/>
    </style:style>
    <style:style style:name="ce23" style:family="table-cell" style:parent-style-name="Default">
      <style:table-cell-properties fo:background-color="#b3b3b3" fo:border="0.06pt solid #000000"/>
    </style:style>
    <style:style style:name="ce24" style:family="table-cell" style:parent-style-name="Default">
      <style:table-cell-properties fo:border="0.06pt solid #000000"/>
    </style:style>
    <style:style style:name="ce25" style:family="table-cell" style:parent-style-name="Default">
      <style:table-cell-properties fo:background-color="#cfe7e5" fo:border="0.06pt solid #000000"/>
    </style:style>
    <style:style style:name="ce26" style:family="table-cell" style:parent-style-name="Default">
      <style:table-cell-properties fo:background-color="#ffffcc" fo:border="0.06pt solid #000000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table table:name="All Preload unit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4"/>
        <table:table-column table:style-name="co9" table:default-cell-style-name="ce4"/>
        <table:table-column table:style-name="co10" table:visibility="collapse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5" table:number-columns-repeated="1003" table:default-cell-style-name="Default"/>
        <table:table-row table:style-name="ro1">
          <table:table-cell office:value-type="string">
            <text:p>MODULE</text:p>
          </table:table-cell>
          <table:table-cell office:value-type="string">
            <text:p>NAME</text:p>
          </table:table-cell>
          <table:table-cell office:value-type="string">
            <text:p>SN</text:p>
          </table:table-cell>
          <table:table-cell office:value-type="string">
            <text:p>SI/PV</text:p>
          </table:table-cell>
          <table:table-cell office:value-type="string">
            <text:p>Custom entry?</text:p>
          </table:table-cell>
          <table:table-cell office:value-type="string">
            <text:p>In office?</text:p>
          </table:table-cell>
          <table:table-cell office:value-type="string">
            <text:p>Sent back?</text:p>
          </table:table-cell>
          <table:table-cell office:value-type="string">
            <text:p>(Reference asset)</text:p>
          </table:table-cell>
          <table:table-cell office:value-type="string">
            <text:p>Date to destroy</text:p>
          </table:table-cell>
          <table:table-cell office:value-type="string">
            <text:p>Destroy status</text:p>
          </table:table-cell>
          <table:table-cell office:value-type="string">
            <text:p>Comments</text:p>
          </table:table-cell>
          <table:table-cell table:number-columns-repeated="10" office:value-type="string">
            <text:p>from wiki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FIJI14</text:p>
          </table:table-cell>
          <table:table-cell office:value-type="string">
            <text:p>FiJi14 UMA PV SK1</text:p>
          </table:table-cell>
          <table:table-cell table:style-name="ce6" office:value-type="string">
            <text:p>ABC30301DX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wlan 802.11bgn realtek8188ee</text:p>
          </table:table-cell>
          <table:table-cell table:number-columns-repeated="2"/>
          <table:table-cell office:value-type="string">
            <text:p>SSN:ABC30301DX,PN:814YZ01013G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FIJI14</text:p>
          </table:table-cell>
          <table:table-cell office:value-type="string">
            <text:p>FiJi14 DIS PV SK4</text:p>
          </table:table-cell>
          <table:table-cell table:style-name="ce6" office:value-type="string">
            <text:p>ABC30301H2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wlan 802.11bgn RT3290LE COMBO</text:p>
          </table:table-cell>
          <table:table-cell table:number-columns-repeated="2"/>
          <table:table-cell office:value-type="string">
            <text:p>SSN:ABC30301H2,PN:814YZ01019G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FIJI14 (flores)</text:p>
          </table:table-cell>
          <table:table-cell table:style-name="ce6" office:value-type="string">
            <text:p>FiJi14 UMA PV SK6</text:p>
          </table:table-cell>
          <table:table-cell table:style-name="ce6" office:value-type="string">
            <text:p>ABC30301JD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wlan 802.11bgn atheros</text:p>
          </table:table-cell>
          <table:table-cell table:number-columns-repeated="2"/>
          <table:table-cell office:value-type="string">
            <text:p>SSN:ABC30301JD,PN:814YZ01012G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FIJI14 (fraser)</text:p>
          </table:table-cell>
          <table:table-cell office:value-type="string">
            <text:p>FiJi14 DIS</text:p>
          </table:table-cell>
          <table:table-cell table:style-name="ce6" office:value-type="string">
            <text:p>ABC30201RV</text:p>
          </table:table-cell>
          <table:table-cell table:style-name="ce7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2"/>
          <table:table-cell office:value-type="string">
            <text:p>No (could not power up)</text:p>
          </table:table-cell>
          <table:table-cell table:number-columns-repeated="3"/>
          <table:table-cell office:value-type="string">
            <text:p>wlan 802.11bgn atheros</text:p>
          </table:table-cell>
          <table:table-cell table:number-columns-repeated="2"/>
          <table:table-cell office:value-type="string">
            <text:p>SSN:ABC30201RV,PN:814ZB01008G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FIJI14 (flores)</text:p>
          </table:table-cell>
          <table:table-cell office:value-type="string">
            <text:p>FiJi14 DIS</text:p>
          </table:table-cell>
          <table:table-cell table:style-name="ce6" office:value-type="string">
            <text:p>ABC30301Q2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wlan 802.11bgn atheros</text:p>
          </table:table-cell>
          <table:table-cell table:number-columns-repeated="2"/>
          <table:table-cell office:value-type="string">
            <text:p>SSN:ABC30301Q2,PN:814ZA01024G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python (predater)</text:p>
          </table:table-cell>
          <table:table-cell office:value-type="string">
            <text:p>python14 pv dis sk10</text:p>
          </table:table-cell>
          <table:table-cell table:style-name="ce6" office:value-type="string">
            <text:p>ABC303014M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2"/>
          <table:table-cell office:value-type="string">
            <text:p>No (screen signal is not stable)</text:p>
          </table:table-cell>
          <table:table-cell table:number-columns-repeated="3"/>
          <table:table-cell office:value-type="string">
            <text:p>wlan 802.11bgn +bt QCA9565</text:p>
          </table:table-cell>
          <table:table-cell table:number-columns-repeated="2"/>
          <table:table-cell office:value-type="string">
            <text:p>SSN:ABC303014M,PN:814ZD01010G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python (predater)</text:p>
          </table:table-cell>
          <table:table-cell office:value-type="string">
            <text:p>python14 pv uma sk7</text:p>
          </table:table-cell>
          <table:table-cell table:style-name="ce6" office:value-type="string">
            <text:p>ABC30301SL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wlan 802.11bgn atheros</text:p>
          </table:table-cell>
          <table:table-cell table:number-columns-repeated="2"/>
          <table:table-cell office:value-type="string">
            <text:p>SSN:ABC30301SL,PN:814ZD01007G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python</text:p>
          </table:table-cell>
          <table:table-cell office:value-type="string">
            <text:p>python sku1 dis A4 pv</text:p>
          </table:table-cell>
          <table:table-cell office:value-type="string">
            <text:p>ABC30301Y1</text:p>
          </table:table-cell>
          <table:table-cell office:value-type="string">
            <text:p>PV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waln 802.11bgn realtek8188ee</text:p>
          </table:table-cell>
          <table:table-cell table:number-columns-repeated="2"/>
          <table:table-cell office:value-type="string">
            <text:p>SSN: ABC30301Y1 PN:814ZC01006G</text:p>
          </table:table-cell>
          <table:table-cell office:value-type="string">
            <text:p>Ê≠£ÂºèÊä•ÂÖ≥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HP Pro 3335 micro tower</text:p>
          </table:table-cell>
          <table:table-cell office:value-type="string">
            <text:p>HP p3335 MT AX255 500g 2.0g 22 pc</text:p>
          </table:table-cell>
          <table:table-cell table:style-name="ce6" office:value-type="string">
            <text:p>6CR2512PCP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9"/>
          <table:table-cell office:value-type="string">
            <text:p>SN:6CR2512PCP P/N:D3V14PA#AB2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HP Pro 3340 Micro Tower</text:p>
          </table:table-cell>
          <table:table-cell office:value-type="string">
            <text:p>hp p3340 MT i33220 500G 4.0G 22 pc</text:p>
          </table:table-cell>
          <table:table-cell table:style-name="ce6" office:value-type="string">
            <text:p>CNG24207TQ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9"/>
          <table:table-cell office:value-type="string">
            <text:p>SN:CNG24207TQ PN:C7Z79PA#AB2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hp pro 3330 micro tower</text:p>
          </table:table-cell>
          <table:table-cell office:value-type="string">
            <text:p>hp p 3330 MT i53470 1TB 4.0G 22PC</text:p>
          </table:table-cell>
          <table:table-cell table:style-name="ce6" office:value-type="string">
            <text:p>6CR2511HTH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9"/>
          <table:table-cell office:value-type="string">
            <text:p>s/n:6CR2511HTH PN:D3V45PA#AB2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viper</text:p>
          </table:table-cell>
          <table:table-cell office:value-type="string">
            <text:p>viper SI-2 sku3</text:p>
          </table:table-cell>
          <table:table-cell table:style-name="ce6" office:value-type="string">
            <text:p>CND3101CPV</text:p>
          </table:table-cell>
          <table:table-cell office:value-type="string">
            <text:p>SI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table:style-name="ce10" office:value-type="float" office:value="20140717">
            <text:p>20140717</text:p>
          </table:table-cell>
          <table:table-cell office:value-type="string">
            <text:p>Not</text:p>
          </table:table-cell>
          <table:table-cell table:number-columns-repeated="9"/>
          <table:table-cell office:value-type="string">
            <text:p>PN:VBL20010018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cyclone1.0</text:p>
          </table:table-cell>
          <table:table-cell office:value-type="string">
            <text:p>cyclone1.0 si sku3</text:p>
          </table:table-cell>
          <table:table-cell office:value-type="string">
            <text:p>73319SI04K</text:p>
          </table:table-cell>
          <table:table-cell office:value-type="string">
            <text:p>SI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style-name="ce10" office:value-type="string">
            <text:p>73319S104K</text:p>
          </table:table-cell>
          <table:table-cell table:number-columns-repeated="8"/>
          <table:table-cell office:value-type="string">
            <text:p>s/n:73319SI04K</text:p>
          </table:table-cell>
          <table:table-cell office:value-type="string">
            <text:p>Ê≠£ÂºèÊä•ÂÖ≥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cyclone1.0</text:p>
          </table:table-cell>
          <table:table-cell office:value-type="string">
            <text:p>cyclone1.0 si sku6</text:p>
          </table:table-cell>
          <table:table-cell office:value-type="string">
            <text:p>73319SI0KK</text:p>
          </table:table-cell>
          <table:table-cell office:value-type="string">
            <text:p>SI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9"/>
          <table:table-cell office:value-type="string">
            <text:p>s/n:73319SI0KK</text:p>
          </table:table-cell>
          <table:table-cell office:value-type="string">
            <text:p>Ê≠£ÂºèÊä•ÂÖ≥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THRILLER</text:p>
          </table:table-cell>
          <table:table-cell office:value-type="string">
            <text:p>thriller 1.0 SI SKU12</text:p>
          </table:table-cell>
          <table:table-cell office:value-type="string">
            <text:p>73318SI0GJ</text:p>
          </table:table-cell>
          <table:table-cell office:value-type="string">
            <text:p>SI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9"/>
          <table:table-cell office:value-type="string">
            <text:p>s/n:73318SI0GJ</text:p>
          </table:table-cell>
          <table:table-cell office:value-type="string">
            <text:p>Ê≠£ÂºèÊä•ÂÖ≥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RACER</text:p>
          </table:table-cell>
          <table:table-cell office:value-type="string">
            <text:p>Racer</text:p>
          </table:table-cell>
          <table:table-cell office:value-type="string">
            <text:p>ABC31100GZ</text:p>
          </table:table-cell>
          <table:table-cell office:value-type="string">
            <text:p>PV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9"/>
          <table:table-cell office:value-type="string">
            <text:p>s/n:ABC31100GZ PN:814YV01009G</text:p>
          </table:table-cell>
          <table:table-cell office:value-type="string">
            <text:p>Ê≠£ÂºèÊä•ÂÖ≥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COMET</text:p>
          </table:table-cell>
          <table:table-cell office:value-type="string">
            <text:p>COMET SI-2MSKU2 MINI2</text:p>
          </table:table-cell>
          <table:table-cell office:value-type="string">
            <text:p>73436S205C</text:p>
          </table:table-cell>
          <table:table-cell office:value-type="string">
            <text:p>SI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9"/>
          <table:table-cell office:value-type="string">
            <text:p>S/N:73436S205C</text:p>
          </table:table-cell>
          <table:table-cell office:value-type="string">
            <text:p>Ê≠£ÂºèÊä•ÂÖ≥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VBK10 afterburn PV</text:p>
          </table:table-cell>
          <table:table-cell office:value-type="string">
            <text:p>SKU4 VBK10810005</text:p>
          </table:table-cell>
          <table:table-cell office:value-type="string">
            <text:p>CND32202F1</text:p>
          </table:table-cell>
          <table:table-cell office:value-type="string">
            <text:p>PV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2"/>
          <table:table-cell office:value-type="string">
            <text:p>No, could not power up</text:p>
          </table:table-cell>
          <table:table-cell table:number-columns-repeated="6"/>
          <table:table-cell office:value-type="string">
            <text:p>CND32202F1</text:p>
          </table:table-cell>
          <table:table-cell office:value-type="string">
            <text:p>Ê≠£ÂºèÊä•ÂÖ≥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excalibur TWR PVT</text:p>
          </table:table-cell>
          <table:table-cell office:value-type="string">
            <text:p>sku No:001 TWR config 6</text:p>
          </table:table-cell>
          <table:table-cell office:value-type="string">
            <text:p>ECW3010052</text:p>
          </table:table-cell>
          <table:table-cell office:value-type="string">
            <text:p>PV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9"/>
          <table:table-cell office:value-type="string">
            <text:p>CAT000230045/ECW3010052</text:p>
          </table:table-cell>
          <table:table-cell office:value-type="string">
            <text:p>Ê≠£ÂºèÊä•ÂÖ≥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merlin TWR PVT</text:p>
          </table:table-cell>
          <table:table-cell office:value-type="string">
            <text:p>SKU No:003 TWR Model B</text:p>
          </table:table-cell>
          <table:table-cell office:value-type="string">
            <text:p>MTW3030101</text:p>
          </table:table-cell>
          <table:table-cell office:value-type="string">
            <text:p>PV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9"/>
          <table:table-cell office:value-type="string">
            <text:p>CAT000230042/MTW3030101</text:p>
          </table:table-cell>
          <table:table-cell office:value-type="string">
            <text:p>Ê≠£ÂºèÊä•ÂÖ≥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viper</text:p>
          </table:table-cell>
          <table:table-cell office:value-type="string">
            <text:p>VBL20 viper pv proto plan sku4 </text:p>
          </table:table-cell>
          <table:table-cell office:value-type="string">
            <text:p>CND322015G</text:p>
          </table:table-cell>
          <table:table-cell office:value-type="string">
            <text:p>PV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9"/>
          <table:table-cell office:value-type="string">
            <text:p>VBL20810004/CND322015G</text:p>
          </table:table-cell>
          <table:table-cell office:value-type="string">
            <text:p>Ê≠£ÂºèÊä•ÂÖ≥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sku3:81.3JH01.013G</text:p>
          </table:table-cell>
          <table:table-cell office:value-type="string">
            <text:p>allinone </text:p>
          </table:table-cell>
          <table:table-cell office:value-type="string">
            <text:p>CNW309091L</text:p>
          </table:table-cell>
          <table:table-cell office:value-type="string">
            <text:p>PV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9"/>
          <table:table-cell office:value-type="string">
            <text:p>sn:cnw309091l</text:p>
          </table:table-cell>
          <table:table-cell office:value-type="string">
            <text:p>cenzi transfer to meÔºåÊú∫‰ΩìÊúâÁÝ¥ÊçüÂΩìÊî∂Âà∞Êó∂Ôºõ Ê≠£ÂºèÊä•ÂÖ≥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Rampage14</text:p>
          </table:table-cell>
          <table:table-cell office:value-type="string">
            <text:p>Rampage 14 dis pv</text:p>
          </table:table-cell>
          <table:table-cell office:value-type="string">
            <text:p>ABC323003X</text:p>
          </table:table-cell>
          <table:table-cell office:value-type="string">
            <text:p>PV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9"/>
          <table:table-cell office:value-type="string">
            <text:p>SSN:ABC323003X PN:814YW01019G</text:p>
          </table:table-cell>
          <table:table-cell office:value-type="string">
            <text:p>Ê≠£ÂºèÊä•ÂÖ≥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Ricochet 17</text:p>
          </table:table-cell>
          <table:table-cell office:value-type="string">
            <text:p>Ricochet 17 dis pv</text:p>
          </table:table-cell>
          <table:table-cell office:value-type="string">
            <text:p>ABC32400LT</text:p>
          </table:table-cell>
          <table:table-cell office:value-type="string">
            <text:p>PV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9"/>
          <table:table-cell office:value-type="string">
            <text:p>SN:ABC32400LT PN:814YY01007G</text:p>
          </table:table-cell>
          <table:table-cell office:value-type="string">
            <text:p>Ê≠£ÂºèÊä•ÂÖ≥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renegade 15</text:p>
          </table:table-cell>
          <table:table-cell office:value-type="string">
            <text:p>Renegade 15 DIS pv</text:p>
          </table:table-cell>
          <table:table-cell office:value-type="string">
            <text:p>ABC32400GJ</text:p>
          </table:table-cell>
          <table:table-cell office:value-type="string">
            <text:p>PV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9"/>
          <table:table-cell office:value-type="string">
            <text:p>SN:ABC32400GJ PN:814YX01019G</text:p>
          </table:table-cell>
          <table:table-cell office:value-type="string">
            <text:p>Ê≠£ÂºèÊä•ÂÖ≥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Renegade</text:p>
          </table:table-cell>
          <table:table-cell office:value-type="string">
            <text:p>Renegade 15 UMA pv</text:p>
          </table:table-cell>
          <table:table-cell table:style-name="ce6" office:value-type="string">
            <text:p>ABC32400BS</text:p>
          </table:table-cell>
          <table:table-cell office:value-type="string">
            <text:p>PV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9"/>
          <table:table-cell office:value-type="string">
            <text:p>SN:AANC32400BS PN:814YX01015G</text:p>
          </table:table-cell>
          <table:table-cell office:value-type="string">
            <text:p>Ê≠£ÂºèÊä•ÂÖ≥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Rampage</text:p>
          </table:table-cell>
          <table:table-cell office:value-type="string">
            <text:p>Rampage14 uma pv</text:p>
          </table:table-cell>
          <table:table-cell office:value-type="string">
            <text:p>ABC3240023</text:p>
          </table:table-cell>
          <table:table-cell office:value-type="string">
            <text:p>PV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9"/>
          <table:table-cell office:value-type="string">
            <text:p>SN:ABC3240023 PN:814YW01014G</text:p>
          </table:table-cell>
          <table:table-cell office:value-type="string">
            <text:p>Ê≠£ÂºèÊä•ÂÖ≥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comet</text:p>
          </table:table-cell>
          <table:table-cell office:value-type="string">
            <text:p>comet pv1 sku4</text:p>
          </table:table-cell>
          <table:table-cell office:value-type="string">
            <text:p>73622p10du</text:p>
          </table:table-cell>
          <table:table-cell office:value-type="string">
            <text:p>PV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9"/>
          <table:table-cell office:value-type="string">
            <text:p>SN:73622p10du</text:p>
          </table:table-cell>
          <table:table-cell office:value-type="string">
            <text:p>Ê≠£ÂºèÊä•ÂÖ≥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comet</text:p>
          </table:table-cell>
          <table:table-cell office:value-type="string">
            <text:p>comet pv1 sku8</text:p>
          </table:table-cell>
          <table:table-cell office:value-type="string">
            <text:p>73622p10pc</text:p>
          </table:table-cell>
          <table:table-cell office:value-type="string">
            <text:p>PV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9"/>
          <table:table-cell office:value-type="string">
            <text:p>sn:73622p10pc</text:p>
          </table:table-cell>
          <table:table-cell office:value-type="string">
            <text:p>Ê≠£ÂºèÊä•ÂÖ≥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Switchback</text:p>
          </table:table-cell>
          <table:table-cell office:value-type="string">
            <text:p>switchback 1.0 pv1 sku-1 mini-2</text:p>
          </table:table-cell>
          <table:table-cell office:value-type="string">
            <text:p>73612P1039</text:p>
          </table:table-cell>
          <table:table-cell office:value-type="string">
            <text:p>PV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6"/>
          <table:table-cell office:value-type="string">
            <text:p>802.11 2x2 a/b/g/n +BT 4.0 combo</text:p>
          </table:table-cell>
          <table:table-cell table:number-columns-repeated="2"/>
          <table:table-cell office:value-type="string">
            <text:p>SN: 73612P1039</text:p>
          </table:table-cell>
          <table:table-cell office:value-type="string">
            <text:p>Ê≠£ÂºèÊä•ÂÖ≥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Thriller</text:p>
          </table:table-cell>
          <table:table-cell office:value-type="string">
            <text:p>thriller1.0 pv1 sku19 banlance-4</text:p>
          </table:table-cell>
          <table:table-cell office:value-type="string">
            <text:p>73760P10TP</text:p>
          </table:table-cell>
          <table:table-cell office:value-type="string">
            <text:p>PV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6"/>
          <table:table-cell office:value-type="string">
            <text:p>802.11 2x2 a/b/g/n +BT 4.0</text:p>
          </table:table-cell>
          <table:table-cell table:number-columns-repeated="2"/>
          <table:table-cell office:value-type="string">
            <text:p>SN:73760P10TP</text:p>
          </table:table-cell>
          <table:table-cell office:value-type="string">
            <text:p>Ê≠£ÂºèÊä•ÂÖ≥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Cyclone</text:p>
          </table:table-cell>
          <table:table-cell office:value-type="string">
            <text:p>cylcone1 pv1 sku1 balance-1</text:p>
          </table:table-cell>
          <table:table-cell office:value-type="string">
            <text:p>73760P1253</text:p>
          </table:table-cell>
          <table:table-cell office:value-type="string">
            <text:p>PV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6"/>
          <table:table-cell office:value-type="string">
            <text:p>atheros(Marilyn)</text:p>
          </table:table-cell>
          <table:table-cell table:number-columns-repeated="2"/>
          <table:table-cell office:value-type="string">
            <text:p>SN:73760P1253</text:p>
          </table:table-cell>
          <table:table-cell office:value-type="string">
            <text:p>Ê≠£ÂºèÊä•ÂÖ≥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Cyclone</text:p>
          </table:table-cell>
          <table:table-cell office:value-type="string">
            <text:p>cyclone1 pv1 sku10 mini-2</text:p>
          </table:table-cell>
          <table:table-cell office:value-type="string">
            <text:p>73760P12AK</text:p>
          </table:table-cell>
          <table:table-cell office:value-type="string">
            <text:p>PV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6"/>
          <table:table-cell office:value-type="string">
            <text:p>Atheros + BT combo</text:p>
          </table:table-cell>
          <table:table-cell table:number-columns-repeated="2"/>
          <table:table-cell office:value-type="string">
            <text:p>SN: 73760P12AK</text:p>
          </table:table-cell>
          <table:table-cell office:value-type="string">
            <text:p>Ê≠£ÂºèÊä•ÂÖ≥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Orbitz</text:p>
          </table:table-cell>
          <table:table-cell office:value-type="string">
            <text:p>Orbitz pv 11.6</text:p>
          </table:table-cell>
          <table:table-cell office:value-type="string">
            <text:p>ABC3450071</text:p>
          </table:table-cell>
          <table:table-cell office:value-type="string">
            <text:p>PV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DIMM I5 2ND</text:p>
          </table:table-cell>
          <table:table-cell office:value-type="string">
            <text:p>could power on</text:p>
          </table:table-cell>
          <table:table-cell table:number-columns-repeated="3"/>
          <table:table-cell office:value-type="string">
            <text:p>Intel ABGN 2x2 wifi+BT 4.0 HS COM</text:p>
          </table:table-cell>
          <table:table-cell table:number-columns-repeated="2"/>
          <table:table-cell office:value-type="string">
            <text:p>SSN:ABC3450071 PN:814OX01011G</text:p>
          </table:table-cell>
          <table:table-cell office:value-type="string">
            <text:p>Ê≠£ÂºèÊä•ÂÖ≥</text:p>
          </table:table-cell>
          <table:table-cell table:number-columns-repeated="1003"/>
        </table:table-row>
        <table:table-row table:style-name="ro1">
          <table:table-cell office:value-type="string">
            <text:p>CALVIN </text:p>
          </table:table-cell>
          <table:table-cell office:value-type="string">
            <text:p>CALVIN PW SI SKU16 DIS Balance 3 8470w</text:p>
          </table:table-cell>
          <table:table-cell office:value-type="string">
            <text:p>71860SI0LA</text:p>
          </table:table-cell>
          <table:table-cell office:value-type="string">
            <text:p>SI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lend to Matt,not in beijing now </text:p>
          </table:table-cell>
          <table:table-cell office:value-type="string">
            <text:p>ATI FirePro v7000</text:p>
          </table:table-cell>
          <table:table-cell office:value-type="string">
            <text:p>Intel 82579LM Gigabit Network Connection</text:p>
          </table:table-cell>
          <table:table-cell office:value-type="string">
            <text:p>Intel Centrino Ultimate -N6300 AGN(WLAN MiniPCL 802.11a/b/g/n Puma Peak 3x3)</text:p>
          </table:table-cell>
          <table:table-cell office:value-type="string">
            <text:p>Battery:CC09100-CL(9 cell)/AC</text:p>
          </table:table-cell>
          <table:table-cell office:value-type="string">
            <text:p>68ICF Ver.4.CD </text:p>
          </table:table-cell>
          <table:table-cell office:value-type="string">
            <text:p>S/N:71860SI0LA</text:p>
          </table:table-cell>
          <table:table-cell table:number-columns-repeated="1004"/>
        </table:table-row>
        <table:table-row table:style-name="ro1">
          <table:table-cell office:value-type="string">
            <text:p>CALVIN </text:p>
          </table:table-cell>
          <table:table-cell office:value-type="string">
            <text:p>CALVIN B SI SKU5 DIS Balance 5 6470b</text:p>
          </table:table-cell>
          <table:table-cell office:value-type="string">
            <text:p>71814SI0PW</text:p>
          </table:table-cell>
          <table:table-cell office:value-type="string">
            <text:p>SI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EMS shipping to Matt chen(TW) (EE046422022CN)</text:p>
          </table:table-cell>
          <table:table-cell office:value-type="string">
            <text:p>AMD Radeon HD 7570M</text:p>
          </table:table-cell>
          <table:table-cell office:value-type="string">
            <text:p>Intel 82579LM Gigabit Network Connection</text:p>
          </table:table-cell>
          <table:table-cell office:value-type="string">
            <text:p>Interl Centrino Advanced N 6205 2x2 a/b/g/n</text:p>
          </table:table-cell>
          <table:table-cell office:value-type="string">
            <text:p>Battery:CC06055XL/AC (6 Cell) </text:p>
          </table:table-cell>
          <table:table-cell office:value-type="string">
            <text:p>68ICF Ver. 4.CD</text:p>
          </table:table-cell>
          <table:table-cell office:value-type="string">
            <text:p>S/N: 71814SI0PW</text:p>
          </table:table-cell>
          <table:table-cell table:number-columns-repeated="1004"/>
        </table:table-row>
        <table:table-row table:style-name="ro1">
          <table:table-cell office:value-type="string">
            <text:p>Rocky </text:p>
          </table:table-cell>
          <table:table-cell office:value-type="string">
            <text:p>Rocky 15 SKU 5-1/SI</text:p>
          </table:table-cell>
          <table:table-cell office:value-type="string">
            <text:p>ABC13900BN</text:p>
          </table:table-cell>
          <table:table-cell office:value-type="string">
            <text:p>SI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lend to matt,not in beijing now</text:p>
          </table:table-cell>
          <table:table-cell office:value-type="string">
            <text:p>Intel corporation device[8086:0166]</text:p>
          </table:table-cell>
          <table:table-cell office:value-type="string">
            <text:p>Realtek RTL8111/8168B[10ec:8186]</text:p>
          </table:table-cell>
          <table:table-cell office:value-type="string">
            <text:p>Atheros[168c:0032]</text:p>
          </table:table-cell>
          <table:table-cell office:value-type="string">
            <text:p>No AC /simplo47wh2.2ah</text:p>
          </table:table-cell>
          <table:table-cell/>
          <table:table-cell office:value-type="string">
            <text:p>S/N:ABC13900BN</text:p>
          </table:table-cell>
          <table:table-cell office:value-type="string">
            <text:p>SUN YAN</text:p>
          </table:table-cell>
          <table:table-cell table:number-columns-repeated="1003"/>
        </table:table-row>
        <table:table-row table:style-name="ro2">
          <table:table-cell table:style-name="ce3" office:value-type="string">
            <text:p>Roger</text:p>
          </table:table-cell>
          <table:table-cell office:value-type="string">
            <text:p>Roger 17 SKU 10-1/SI</text:p>
          </table:table-cell>
          <table:table-cell table:style-name="ce6" office:value-type="string">
            <text:p>ABC13900B2 (电脑上没贴SN号)</text:p>
          </table:table-cell>
          <table:table-cell office:value-type="string">
            <text:p>SI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table:style-name="ce10" office:value-type="float" office:value="20140717">
            <text:p>20140717</text:p>
          </table:table-cell>
          <table:table-cell office:value-type="string">
            <text:p>Not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tel corporation device[8086:0116]/ATI Technologies Inc device[1002:6841]</text:p>
          </table:table-cell>
          <table:table-cell office:value-type="string">
            <text:p>Realtek RTL8111/8168B[10ec:8168]</text:p>
          </table:table-cell>
          <table:table-cell office:value-type="string">
            <text:p>N/A</text:p>
          </table:table-cell>
          <table:table-cell office:value-type="string">
            <text:p>simplo73wh2.55wh</text:p>
          </table:table-cell>
          <table:table-cell office:value-type="string">
            <text:p>68IRR B.01</text:p>
          </table:table-cell>
          <table:table-cell office:value-type="string">
            <text:p>S/N:ABC13900B2</text:p>
          </table:table-cell>
          <table:table-cell office:value-type="string">
            <text:p>SUN YAN</text:p>
          </table:table-cell>
          <table:table-cell table:number-columns-repeated="1003"/>
        </table:table-row>
        <table:table-row table:style-name="ro2">
          <table:table-cell table:style-name="ce3" office:value-type="string">
            <text:p>Richie </text:p>
          </table:table-cell>
          <table:table-cell office:value-type="string">
            <text:p>Richie 13 SKU2-1/SI</text:p>
          </table:table-cell>
          <table:table-cell table:style-name="ce6" office:value-type="string">
            <text:p>ABC140000J (电脑上没贴SN号)</text:p>
          </table:table-cell>
          <table:table-cell office:value-type="string">
            <text:p>SI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table:style-name="ce10" office:value-type="float" office:value="20140716">
            <text:p>20140716</text:p>
          </table:table-cell>
          <table:table-cell office:value-type="string">
            <text:p>Not</text:p>
          </table:table-cell>
          <table:table-cell table:number-columns-repeated="2"/>
          <table:table-cell office:value-type="string">
            <text:p>screen garbage</text:p>
          </table:table-cell>
          <table:table-cell office:value-type="string">
            <text:p>No</text:p>
          </table:table-cell>
          <table:table-cell office:value-type="string">
            <text:p>Intel corporation device [8086:0116]</text:p>
          </table:table-cell>
          <table:table-cell office:value-type="string">
            <text:p>Realtek RTL8111/8168B[10ec:8186]</text:p>
          </table:table-cell>
          <table:table-cell office:value-type="string">
            <text:p>N/A</text:p>
          </table:table-cell>
          <table:table-cell office:value-type="string">
            <text:p>6C 2.55Ah(SDI)</text:p>
          </table:table-cell>
          <table:table-cell office:value-type="string">
            <text:p>68IRR B.01</text:p>
          </table:table-cell>
          <table:table-cell office:value-type="string">
            <text:p>S/N:ABC140000J</text:p>
          </table:table-cell>
          <table:table-cell office:value-type="string">
            <text:p>SUN YAN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Roadrunner </text:p>
          </table:table-cell>
          <table:table-cell office:value-type="string">
            <text:p>Roadrunner 14/SI</text:p>
          </table:table-cell>
          <table:table-cell office:value-type="string">
            <text:p>ABC139007V</text:p>
          </table:table-cell>
          <table:table-cell office:value-type="string">
            <text:p>SI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table:style-name="ce10" office:value-type="float" office:value="20140716">
            <text:p>20140716</text:p>
          </table:table-cell>
          <table:table-cell office:value-type="string">
            <text:p>Not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tel corporation device[8086:0126]/ATI Technologies Inc device[1002:6841]</text:p>
          </table:table-cell>
          <table:table-cell office:value-type="string">
            <text:p>Realtek RTL8111/8168B[10ec:8168]</text:p>
          </table:table-cell>
          <table:table-cell office:value-type="string">
            <text:p>N/A</text:p>
          </table:table-cell>
          <table:table-cell office:value-type="string">
            <text:p>Dynapack 93wh2.8Ah</text:p>
          </table:table-cell>
          <table:table-cell office:value-type="string">
            <text:p>68IRR B.01</text:p>
          </table:table-cell>
          <table:table-cell office:value-type="string">
            <text:p>S/N:ABC139007V</text:p>
          </table:table-cell>
          <table:table-cell office:value-type="string">
            <text:p>SUN YAN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Casper</text:p>
          </table:table-cell>
          <table:table-cell office:value-type="string">
            <text:p>Casper hp sku#5-Mini Build1/SI</text:p>
          </table:table-cell>
          <table:table-cell office:value-type="string">
            <text:p>5CB1421388</text:p>
          </table:table-cell>
          <table:table-cell office:value-type="string">
            <text:p>SI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table:style-name="ce10" office:value-type="float" office:value="20140715">
            <text:p>20140715</text:p>
          </table:table-cell>
          <table:table-cell office:value-type="string">
            <text:p>Not</text:p>
          </table:table-cell>
          <table:table-cell/>
          <table:table-cell office:value-type="string">
            <text:p>Intel CoreT i7-2840QM SNB D-2(8m Cache 2.4MHz) Q1NE SBCPU-Q1NE 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tel HD Graphics Family</text:p>
          </table:table-cell>
          <table:table-cell office:value-type="string">
            <text:p>Intel 82579LM Gigabit Network COnnection</text:p>
          </table:table-cell>
          <table:table-cell office:value-type="string">
            <text:p>BCM943228HM4L 802.11a/b/g/n 2x2 </text:p>
          </table:table-cell>
          <table:table-cell office:value-type="string">
            <text:p>31wh2.8Ah</text:p>
          </table:table-cell>
          <table:table-cell office:value-type="string">
            <text:p>68ICF4.FF</text:p>
          </table:table-cell>
          <table:table-cell office:value-type="string">
            <text:p>S/N:5CB1421388</text:p>
          </table:table-cell>
          <table:table-cell office:value-type="string">
            <text:p>SUN YAN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VL SI-1</text:p>
          </table:table-cell>
          <table:table-cell office:value-type="string">
            <text:p>HP SKU#4 SI-1 /VLM#04-SI/8570w velma</text:p>
          </table:table-cell>
          <table:table-cell office:value-type="string">
            <text:p>5CB14501QD</text:p>
          </table:table-cell>
          <table:table-cell office:value-type="string">
            <text:p>SI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table:style-name="ce10" office:value-type="float" office:value="20140714">
            <text:p>20140714</text:p>
          </table:table-cell>
          <table:table-cell office:value-type="string">
            <text:p>Not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vidia quadro 2000m</text:p>
          </table:table-cell>
          <table:table-cell office:value-type="string">
            <text:p>82579lm</text:p>
          </table:table-cell>
          <table:table-cell office:value-type="string">
            <text:p>Taylor Peak </text:p>
          </table:table-cell>
          <table:table-cell table:number-columns-repeated="2"/>
          <table:table-cell office:value-type="string">
            <text:p>S/N:5CB14501QD</text:p>
          </table:table-cell>
          <table:table-cell office:value-type="string">
            <text:p>SUN YAN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PLANT F310(MIGHTY)</text:p>
          </table:table-cell>
          <table:table-cell office:value-type="string">
            <text:p>EliteBook 2170p/SI</text:p>
          </table:table-cell>
          <table:table-cell office:value-type="string">
            <text:p>ABC145003V</text:p>
          </table:table-cell>
          <table:table-cell office:value-type="string">
            <text:p>SI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table:style-name="ce10" office:value-type="float" office:value="20140715">
            <text:p>20140715</text:p>
          </table:table-cell>
          <table:table-cell office:value-type="string">
            <text:p>Not</text:p>
          </table:table-cell>
          <table:table-cell/>
          <table:table-cell office:value-type="string">
            <text:p>Intel(R) CPU @ 1.5GHz </text:p>
          </table:table-cell>
          <table:table-cell office:value-type="string">
            <text:p>yes</text:p>
          </table:table-cell>
          <table:table-cell office:value-type="string">
            <text:p>NO </text:p>
          </table:table-cell>
          <table:table-cell office:value-type="string">
            <text:p>Intel(R) HD Graphics 4000</text:p>
          </table:table-cell>
          <table:table-cell office:value-type="string">
            <text:p>Intel 82579LM Gigabit Network COnnection</text:p>
          </table:table-cell>
          <table:table-cell office:value-type="string">
            <text:p>Broadcom 4313Gn 802.11b/g/n 1x1 Wi-Fi Adapter</text:p>
          </table:table-cell>
          <table:table-cell office:value-type="string">
            <text:p>Yes</text:p>
          </table:table-cell>
          <table:table-cell office:value-type="string">
            <text:p>68IMT Ver. 7.0E</text:p>
          </table:table-cell>
          <table:table-cell office:value-type="string">
            <text:p>S/N:ABC145003V</text:p>
          </table:table-cell>
          <table:table-cell office:value-type="string">
            <text:p>SUN YAN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VL SI-1</text:p>
          </table:table-cell>
          <table:table-cell office:value-type="string">
            <text:p>HP SKU#1A SI-1 /VLM#01A-SI/8570w velma</text:p>
          </table:table-cell>
          <table:table-cell table:style-name="ce6" office:value-type="string">
            <text:p>5CB14501X8</text:p>
          </table:table-cell>
          <table:table-cell office:value-type="string">
            <text:p>SI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table:style-name="ce10" office:value-type="float" office:value="20140714">
            <text:p>20140714</text:p>
          </table:table-cell>
          <table:table-cell office:value-type="string">
            <text:p>Not</text:p>
          </table:table-cell>
          <table:table-cell/>
          <table:table-cell office:value-type="string">
            <text:p>Ivy Bridge 2.3GHz QBC3 11010j600-187-G 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3"/>
          <table:table-cell office:value-type="string">
            <text:p>yes</text:p>
          </table:table-cell>
          <table:table-cell/>
          <table:table-cell office:value-type="string">
            <text:p>S/N:5CD14501X8</text:p>
          </table:table-cell>
          <table:table-cell office:value-type="string">
            <text:p>SUN YAN</text:p>
          </table:table-cell>
          <table:table-cell table:number-columns-repeated="1003"/>
        </table:table-row>
        <table:table-row table:style-name="ro1">
          <table:table-cell office:value-type="string">
            <text:p>TARZAN 1.0</text:p>
          </table:table-cell>
          <table:table-cell office:value-type="string">
            <text:p>TARZAN1.0 SI SKUD MINI1</text:p>
          </table:table-cell>
          <table:table-cell office:value-type="string">
            <text:p>71C11S101K</text:p>
          </table:table-cell>
          <table:table-cell office:value-type="string">
            <text:p>SI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2"/>
          <table:table-cell office:value-type="string">
            <text:p>simple check ,can power on when recieved</text:p>
          </table:table-cell>
          <table:table-cell office:value-type="string">
            <text:p>lend to matt,not in beijing now</text:p>
          </table:table-cell>
          <table:table-cell office:value-type="string">
            <text:p>AMD Radeon HD 7520G</text:p>
          </table:table-cell>
          <table:table-cell/>
          <table:table-cell office:value-type="string">
            <text:p>Wlan Atheros Marilyn</text:p>
          </table:table-cell>
          <table:table-cell office:value-type="string">
            <text:p>yes</text:p>
          </table:table-cell>
          <table:table-cell/>
          <table:table-cell office:value-type="string">
            <text:p>S/N:71C11S101K</text:p>
          </table:table-cell>
          <table:table-cell office:value-type="string">
            <text:p>SUN YAN</text:p>
          </table:table-cell>
          <table:table-cell table:number-columns-repeated="1003"/>
        </table:table-row>
        <table:table-row table:style-name="ro1">
          <table:table-cell office:value-type="string">
            <text:p>PLANT F310</text:p>
          </table:table-cell>
          <table:table-cell office:value-type="string">
            <text:p>PEBBLES15 SI 2.1G/15/4G/320G SKU8</text:p>
          </table:table-cell>
          <table:table-cell office:value-type="string">
            <text:p>ABC149008W</text:p>
          </table:table-cell>
          <table:table-cell office:value-type="string">
            <text:p>SI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2"/>
          <table:table-cell office:value-type="string">
            <text:p>simple check ,can power on when recieved</text:p>
          </table:table-cell>
          <table:table-cell office:value-type="string">
            <text:p>lend to matt,not in beijing now</text:p>
          </table:table-cell>
          <table:table-cell office:value-type="string">
            <text:p>TRINITY DEVASTATOR LITE MOBILE</text:p>
          </table:table-cell>
          <table:table-cell/>
          <table:table-cell office:value-type="string">
            <text:p>WLAN WCBN608AH-H1_ATHEROS_BT_WIFI_COMBO</text:p>
          </table:table-cell>
          <table:table-cell office:value-type="string">
            <text:p>yes</text:p>
          </table:table-cell>
          <table:table-cell/>
          <table:table-cell office:value-type="string">
            <text:p>SSN:ABC149008W,PN:814SM01002G</text:p>
          </table:table-cell>
          <table:table-cell office:value-type="string">
            <text:p>SUN YAN</text:p>
          </table:table-cell>
          <table:table-cell table:number-columns-repeated="1003"/>
        </table:table-row>
        <table:table-row table:style-name="ro1">
          <table:table-cell office:value-type="string">
            <text:p>PLANT F310</text:p>
          </table:table-cell>
          <table:table-cell office:value-type="string">
            <text:p>POPEYE14SI 2.7G/14/4G/320G SKU2</text:p>
          </table:table-cell>
          <table:table-cell office:value-type="string">
            <text:p>ABC149000M</text:p>
          </table:table-cell>
          <table:table-cell office:value-type="string">
            <text:p>SI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2"/>
          <table:table-cell office:value-type="string">
            <text:p>simple check ,can power on when recieved</text:p>
          </table:table-cell>
          <table:table-cell office:value-type="string">
            <text:p>lend to matt,not in beijing now</text:p>
          </table:table-cell>
          <table:table-cell office:value-type="string">
            <text:p>TRINITY SCRAPPER MOBILE</text:p>
          </table:table-cell>
          <table:table-cell/>
          <table:table-cell office:value-type="string">
            <text:p>WLAN802.11BGN+BT4 BC HMC 1X1 VAL</text:p>
          </table:table-cell>
          <table:table-cell office:value-type="string">
            <text:p>yes</text:p>
          </table:table-cell>
          <table:table-cell/>
          <table:table-cell office:value-type="string">
            <text:p>SSN:ABC149000M PN:814RT01002G</text:p>
          </table:table-cell>
          <table:table-cell office:value-type="string">
            <text:p>SUN YAN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CALVIN</text:p>
          </table:table-cell>
          <table:table-cell office:value-type="string">
            <text:p>CALVIN B PV1 SKU2-Mini3</text:p>
          </table:table-cell>
          <table:table-cell table:style-name="ce6" office:value-type="string">
            <text:p>71C11P102L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2"/>
          <table:table-cell office:value-type="string">
            <text:p>simple check ,can power on when recieved</text:p>
          </table:table-cell>
          <table:table-cell office:value-type="string">
            <text:p>no</text:p>
          </table:table-cell>
          <table:table-cell office:value-type="string">
            <text:p>Intel[8086:1502]</text:p>
          </table:table-cell>
          <table:table-cell office:value-type="string">
            <text:p>Intel[8086:0085]</text:p>
          </table:table-cell>
          <table:table-cell office:value-type="string">
            <text:p>Intel centrino advanced n6205</text:p>
          </table:table-cell>
          <table:table-cell office:value-type="string">
            <text:p>yes</text:p>
          </table:table-cell>
          <table:table-cell/>
          <table:table-cell office:value-type="string">
            <text:p>S/N:71C11P102L</text:p>
          </table:table-cell>
          <table:table-cell office:value-type="string">
            <text:p>SUN YAN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PLANT F310</text:p>
          </table:table-cell>
          <table:table-cell office:value-type="string">
            <text:p>POPEYE14SI 2.7G/14/4G/500G SKU4</text:p>
          </table:table-cell>
          <table:table-cell office:value-type="string">
            <text:p>ABC1490022 </text:p>
          </table:table-cell>
          <table:table-cell office:value-type="string">
            <text:p>SI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IC CPU A6-PC DC 2.7GHZ 35W PGA </text:p>
          </table:table-cell>
          <table:table-cell office:value-type="string">
            <text:p>simple check ,can power on when recieved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WLAN802.11BGN ATHEROS HB125 1X1 MARILYN</text:p>
          </table:table-cell>
          <table:table-cell office:value-type="string">
            <text:p>yes</text:p>
          </table:table-cell>
          <table:table-cell/>
          <table:table-cell office:value-type="string">
            <text:p>SSN:ABC1490022 PN:814RT01004G</text:p>
          </table:table-cell>
          <table:table-cell office:value-type="string">
            <text:p>SUN YAN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Aladdin</text:p>
          </table:table-cell>
          <table:table-cell office:value-type="string">
            <text:p>Aladdin SI2 SKU7</text:p>
          </table:table-cell>
          <table:table-cell office:value-type="string">
            <text:p>72116S200E</text:p>
          </table:table-cell>
          <table:table-cell office:value-type="string">
            <text:p>SI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table:style-name="ce10" office:value-type="float" office:value="20140711">
            <text:p>20140711</text:p>
          </table:table-cell>
          <table:table-cell office:value-type="string">
            <text:p>Not</text:p>
          </table:table-cell>
          <table:table-cell/>
          <table:table-cell office:value-type="string">
            <text:p>i7-3920X 8MB 2.9HZ XEQT2 </text:p>
          </table:table-cell>
          <table:table-cell office:value-type="string">
            <text:p>simple check ,can power on when recieved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WLAN INtel Centrino Ultimate N6300</text:p>
          </table:table-cell>
          <table:table-cell office:value-type="string">
            <text:p>yes</text:p>
          </table:table-cell>
          <table:table-cell/>
          <table:table-cell office:value-type="string">
            <text:p>S/N:72116S200E</text:p>
          </table:table-cell>
          <table:table-cell office:value-type="string">
            <text:p>SUN YAN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Aladdin</text:p>
          </table:table-cell>
          <table:table-cell office:value-type="string">
            <text:p>Aladdin SI2 SKU2 </text:p>
          </table:table-cell>
          <table:table-cell office:value-type="string">
            <text:p>71C15S2042</text:p>
          </table:table-cell>
          <table:table-cell office:value-type="string">
            <text:p>SI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table:style-name="ce10" office:value-type="float" office:value="20140710">
            <text:p>20140710</text:p>
          </table:table-cell>
          <table:table-cell office:value-type="string">
            <text:p>Not</text:p>
          </table:table-cell>
          <table:table-cell/>
          <table:table-cell office:value-type="string">
            <text:p>send to hp for bios fix,back on 2012/7/20</text:p>
          </table:table-cell>
          <table:table-cell office:value-type="string">
            <text:p>simple check ,can power on when recieved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WLAN Intel Centrino Advanced N6250</text:p>
          </table:table-cell>
          <table:table-cell office:value-type="string">
            <text:p>yes</text:p>
          </table:table-cell>
          <table:table-cell/>
          <table:table-cell office:value-type="string">
            <text:p>S/N:71C15S2042</text:p>
          </table:table-cell>
          <table:table-cell office:value-type="string">
            <text:p>SUN YAN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Roadrunner 14</text:p>
          </table:table-cell>
          <table:table-cell office:value-type="string">
            <text:p>PLANT:F30/roadrunner 14 PV 1.9G/14/2G/320G/#1/probook 4440s</text:p>
          </table:table-cell>
          <table:table-cell table:style-name="ce6" office:value-type="string">
            <text:p>ABC202007S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2"/>
          <table:table-cell office:value-type="string">
            <text:p>simple check ,can power on when recieved</text:p>
          </table:table-cell>
          <table:table-cell office:value-type="string">
            <text:p>no</text:p>
          </table:table-cell>
          <table:table-cell office:value-type="string">
            <text:p>intel[8086:0106]</text:p>
          </table:table-cell>
          <table:table-cell office:value-type="string">
            <text:p>ralink [1814:539a]</text:p>
          </table:table-cell>
          <table:table-cell office:value-type="string">
            <text:p>WLAN 802.11BGN RT5390 1X1 RIPPLE3</text:p>
          </table:table-cell>
          <table:table-cell office:value-type="string">
            <text:p>yes</text:p>
          </table:table-cell>
          <table:table-cell/>
          <table:table-cell office:value-type="string">
            <text:p>SSN:ABC202007S PN:814SI01017G</text:p>
          </table:table-cell>
          <table:table-cell office:value-type="string">
            <text:p>SUN YAN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Mighty SI-2</text:p>
          </table:table-cell>
          <table:table-cell office:value-type="string">
            <text:p>PLANT:F310/MIGHTY SI2 MB 11244-SC 1.5G NOCNFG_1ST_H/EliteBook 2170p</text:p>
          </table:table-cell>
          <table:table-cell office:value-type="string">
            <text:p>ABC202002J</text:p>
          </table:table-cell>
          <table:table-cell office:value-type="string">
            <text:p>SI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table:style-name="ce10" office:value-type="float" office:value="20140711">
            <text:p>20140711</text:p>
          </table:table-cell>
          <table:table-cell office:value-type="string">
            <text:p>Not</text:p>
          </table:table-cell>
          <table:table-cell/>
          <table:table-cell office:value-type="string">
            <text:p>Intel(R) CPU @ 1.5GHz </text:p>
          </table:table-cell>
          <table:table-cell office:value-type="string">
            <text:p>simple check ,can power on when recieved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WLAN 802.11ABGN Taylor peak pcie tp hmc</text:p>
          </table:table-cell>
          <table:table-cell office:value-type="string">
            <text:p>yes</text:p>
          </table:table-cell>
          <table:table-cell/>
          <table:table-cell office:value-type="string">
            <text:p>SSN:ABC202002J PN:814RL01016G</text:p>
          </table:table-cell>
          <table:table-cell office:value-type="string">
            <text:p>SUN YAN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VL SI-2</text:p>
          </table:table-cell>
          <table:table-cell office:value-type="string">
            <text:p>VLM#02-SI2/velma/8570w</text:p>
          </table:table-cell>
          <table:table-cell office:value-type="string">
            <text:p>5CB20102B1</text:p>
          </table:table-cell>
          <table:table-cell office:value-type="string">
            <text:p>SI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i7-3610QM IVBE-0 6MB 4c PGA 2.3GHz 45w GT2_IVCPU_QC0R </text:p>
          </table:table-cell>
          <table:table-cell office:value-type="string">
            <text:p>simple check ,can power on when recieved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WLAN broadcom</text:p>
          </table:table-cell>
          <table:table-cell office:value-type="string">
            <text:p>yes</text:p>
          </table:table-cell>
          <table:table-cell/>
          <table:table-cell office:value-type="string">
            <text:p>S/N:5CB20102B1</text:p>
          </table:table-cell>
          <table:table-cell office:value-type="string">
            <text:p>SUN YAN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Rocky 15/4540S</text:p>
          </table:table-cell>
          <table:table-cell office:value-type="string">
            <text:p>PLANT:F310 rocky 15 PV 2.4G/15.6/4G/640G#7</text:p>
          </table:table-cell>
          <table:table-cell table:style-name="ce6" office:value-type="string">
            <text:p>ABC20200FT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2"/>
          <table:table-cell office:value-type="string">
            <text:p>simple check ,can power on when recieved</text:p>
          </table:table-cell>
          <table:table-cell office:value-type="string">
            <text:p>no</text:p>
          </table:table-cell>
          <table:table-cell office:value-type="string">
            <text:p>intel[8086:0116]/ATI[1002:6841]</text:p>
          </table:table-cell>
          <table:table-cell office:value-type="string">
            <text:p>Broadcom 4313[14e4:4727]</text:p>
          </table:table-cell>
          <table:table-cell office:value-type="string">
            <text:p>WLAN802.11BGN+BT4 BC HMC 1X1 VAL</text:p>
          </table:table-cell>
          <table:table-cell office:value-type="string">
            <text:p>yes</text:p>
          </table:table-cell>
          <table:table-cell/>
          <table:table-cell office:value-type="string">
            <text:p>SSN:ABC20200FT PN:814SJ01020G</text:p>
          </table:table-cell>
          <table:table-cell office:value-type="string">
            <text:p>SUN YAN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Velma </text:p>
          </table:table-cell>
          <table:table-cell office:value-type="string">
            <text:p>Velma sku6 si-2/8570w</text:p>
          </table:table-cell>
          <table:table-cell office:value-type="string">
            <text:p>5CB201179X</text:p>
          </table:table-cell>
          <table:table-cell office:value-type="string">
            <text:p>SI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i7-3610QM IVBE-0 6MB 4c PGA 2.3GHz 45w GT2_IVCPU_QC0R </text:p>
          </table:table-cell>
          <table:table-cell office:value-type="string">
            <text:p>simple check ,can power on when recieved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INtel taylor peak Advanced N 6205</text:p>
          </table:table-cell>
          <table:table-cell office:value-type="string">
            <text:p>yes</text:p>
          </table:table-cell>
          <table:table-cell/>
          <table:table-cell office:value-type="string">
            <text:p>S/N:5CB201179X</text:p>
          </table:table-cell>
          <table:table-cell office:value-type="string">
            <text:p>SUN YAN</text:p>
          </table:table-cell>
          <table:table-cell table:number-columns-repeated="1003"/>
        </table:table-row>
        <table:table-row table:style-name="ro1">
          <table:table-cell office:value-type="string">
            <text:p>RICHI </text:p>
          </table:table-cell>
          <table:table-cell office:value-type="string">
            <text:p>Richi PV SKU5/4341S</text:p>
          </table:table-cell>
          <table:table-cell office:value-type="string">
            <text:p>ABC205014X</text:p>
          </table:table-cell>
          <table:table-cell office:value-type="string">
            <text:p>PV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2"/>
          <table:table-cell office:value-type="string">
            <text:p>simple check ,system will hang when do operation with DC </text:p>
          </table:table-cell>
          <table:table-cell office:value-type="string">
            <text:p>yes</text:p>
          </table:table-cell>
          <table:table-cell office:value-type="string">
            <text:p>intel[8086:0166]/ati[1002:6841]</text:p>
          </table:table-cell>
          <table:table-cell office:value-type="string">
            <text:p>realtek[10ec:8168]</text:p>
          </table:table-cell>
          <table:table-cell office:value-type="string">
            <text:p>WLAN 802.11BGN+BT4 HMC 1X1 VAL</text:p>
          </table:table-cell>
          <table:table-cell office:value-type="string">
            <text:p>yes</text:p>
          </table:table-cell>
          <table:table-cell office:value-type="string">
            <text:p>liushukui</text:p>
          </table:table-cell>
          <table:table-cell office:value-type="string">
            <text:p>SSN:ABC205014X</text:p>
          </table:table-cell>
          <table:table-cell office:value-type="string">
            <text:p>SUN YAN/transfer to chaochenzi,ship to HP zubiar without battery 2012/08/02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RICHI </text:p>
          </table:table-cell>
          <table:table-cell office:value-type="string">
            <text:p>Richi PV SKU1/4340s</text:p>
          </table:table-cell>
          <table:table-cell table:style-name="ce6" office:value-type="string">
            <text:p>ABC205010C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2"/>
          <table:table-cell office:value-type="string">
            <text:p>simple check ,can power on </text:p>
          </table:table-cell>
          <table:table-cell office:value-type="string">
            <text:p>no</text:p>
          </table:table-cell>
          <table:table-cell office:value-type="string">
            <text:p>realtek[10ec:8168]</text:p>
          </table:table-cell>
          <table:table-cell office:value-type="string">
            <text:p>Ralink[1814:539a]</text:p>
          </table:table-cell>
          <table:table-cell office:value-type="string">
            <text:p>WLAN 802.11BGN RT5390 1X1 RIPPLE3</text:p>
          </table:table-cell>
          <table:table-cell office:value-type="string">
            <text:p>yes</text:p>
          </table:table-cell>
          <table:table-cell/>
          <table:table-cell office:value-type="string">
            <text:p>SSN:ABC205010C</text:p>
          </table:table-cell>
          <table:table-cell office:value-type="string">
            <text:p>SUN YAN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ROCKY</text:p>
          </table:table-cell>
          <table:table-cell office:value-type="string">
            <text:p>ROCKY15 PV B2#5/4540s</text:p>
          </table:table-cell>
          <table:table-cell table:style-name="ce6" office:value-type="string">
            <text:p>ABC20500VF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IC CPU IVY-BRIDGE I5-3360M L-0 3MB 2C PG </text:p>
          </table:table-cell>
          <table:table-cell office:value-type="string">
            <text:p>simple check ,can power on</text:p>
          </table:table-cell>
          <table:table-cell office:value-type="string">
            <text:p>no</text:p>
          </table:table-cell>
          <table:table-cell office:value-type="string">
            <text:p>INtel HD Graphics 4000</text:p>
          </table:table-cell>
          <table:table-cell office:value-type="string">
            <text:p>Realtek</text:p>
          </table:table-cell>
          <table:table-cell office:value-type="string">
            <text:p>WLAN 802.11BGN ATHEROS</text:p>
          </table:table-cell>
          <table:table-cell office:value-type="string">
            <text:p>yes</text:p>
          </table:table-cell>
          <table:table-cell/>
          <table:table-cell office:value-type="string">
            <text:p>SSN:ABC20500VF</text:p>
          </table:table-cell>
          <table:table-cell office:value-type="string">
            <text:p>Cao chenzi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POPEYE</text:p>
          </table:table-cell>
          <table:table-cell office:value-type="string">
            <text:p>POPEYE14 PV 2.7G/14"/4G/500G W/F S4/4446s sku4</text:p>
          </table:table-cell>
          <table:table-cell table:style-name="ce6" office:value-type="string">
            <text:p>ABC20500G9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2"/>
          <table:table-cell office:value-type="string">
            <text:p>simple check ,can power on</text:p>
          </table:table-cell>
          <table:table-cell office:value-type="string">
            <text:p>no</text:p>
          </table:table-cell>
          <table:table-cell office:value-type="string">
            <text:p>ATI [1002:9990][1002:6841]</text:p>
          </table:table-cell>
          <table:table-cell office:value-type="string">
            <text:p>REaltek [10ec:8168]</text:p>
          </table:table-cell>
          <table:table-cell office:value-type="string">
            <text:p>Broadcom [14e4:4727]</text:p>
          </table:table-cell>
          <table:table-cell office:value-type="string">
            <text:p>yes</text:p>
          </table:table-cell>
          <table:table-cell/>
          <table:table-cell office:value-type="string">
            <text:p>SSN:ABC20500G9</text:p>
          </table:table-cell>
          <table:table-cell office:value-type="string">
            <text:p>Cao chenzi.sunny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PEBBLES</text:p>
          </table:table-cell>
          <table:table-cell office:value-type="string">
            <text:p>PEBBLES15 PV 1.9G/15"/8G/750G W/F S10/4545s sku10</text:p>
          </table:table-cell>
          <table:table-cell table:style-name="ce6" office:value-type="string">
            <text:p>ABC20500ST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2"/>
          <table:table-cell office:value-type="string">
            <text:p>simple check ,can power on</text:p>
          </table:table-cell>
          <table:table-cell office:value-type="string">
            <text:p>no</text:p>
          </table:table-cell>
          <table:table-cell office:value-type="string">
            <text:p>ATI[1002:9903]/ATI Thames[7500m/7600m] [1002:6841]</text:p>
          </table:table-cell>
          <table:table-cell office:value-type="string">
            <text:p>Realtek RTL8111/8168B[10ec:8168]</text:p>
          </table:table-cell>
          <table:table-cell office:value-type="string">
            <text:p>Broadcom BCM4313 802.11b/g/n[14e4:4727]</text:p>
          </table:table-cell>
          <table:table-cell office:value-type="string">
            <text:p>yes</text:p>
          </table:table-cell>
          <table:table-cell/>
          <table:table-cell office:value-type="string">
            <text:p>SSN:ABC20500ST</text:p>
          </table:table-cell>
          <table:table-cell office:value-type="string">
            <text:p>Cao chenzi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PEBBLES</text:p>
          </table:table-cell>
          <table:table-cell office:value-type="string">
            <text:p>PEBBLES15 PV 2.7G/4545S sku6</text:p>
          </table:table-cell>
          <table:table-cell table:style-name="ce6" office:value-type="string">
            <text:p>ABC20500L4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2"/>
          <table:table-cell office:value-type="string">
            <text:p>simple check ,can power on</text:p>
          </table:table-cell>
          <table:table-cell office:value-type="string">
            <text:p>no</text:p>
          </table:table-cell>
          <table:table-cell office:value-type="string">
            <text:p>ati[1002:9990]</text:p>
          </table:table-cell>
          <table:table-cell office:value-type="string">
            <text:p>realtek[10ec:8168]</text:p>
          </table:table-cell>
          <table:table-cell office:value-type="string">
            <text:p>atheros AR9485[168c:0032]</text:p>
          </table:table-cell>
          <table:table-cell office:value-type="string">
            <text:p>yes</text:p>
          </table:table-cell>
          <table:table-cell/>
          <table:table-cell office:value-type="string">
            <text:p>SSN:ABC20500L4</text:p>
          </table:table-cell>
          <table:table-cell office:value-type="string">
            <text:p>Cao chenzi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ROGER</text:p>
          </table:table-cell>
          <table:table-cell office:value-type="string">
            <text:p>Roger17 balance2 2.3G 17.3"/4+4/640G#10/4740S sku10</text:p>
          </table:table-cell>
          <table:table-cell table:style-name="ce6" office:value-type="string">
            <text:p>ABC2050085</text:p>
          </table:table-cell>
          <table:table-cell table:style-name="ce9" office:value-type="string">
            <text:p>?2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2"/>
          <table:table-cell office:value-type="string">
            <text:p>simple check ,can power on</text:p>
          </table:table-cell>
          <table:table-cell office:value-type="string">
            <text:p>no</text:p>
          </table:table-cell>
          <table:table-cell office:value-type="string">
            <text:p>intel ivy bridge[8086:0166]/ATI Thames[Radeon 7500m/7600m][1002:6841]</text:p>
          </table:table-cell>
          <table:table-cell office:value-type="string">
            <text:p>Realtek[10ec:8168]</text:p>
          </table:table-cell>
          <table:table-cell office:value-type="string">
            <text:p>Atheros [168c:0032] </text:p>
          </table:table-cell>
          <table:table-cell office:value-type="string">
            <text:p>yes</text:p>
          </table:table-cell>
          <table:table-cell/>
          <table:table-cell office:value-type="string">
            <text:p>SSN:ABC2050085</text:p>
          </table:table-cell>
          <table:table-cell office:value-type="string">
            <text:p>Cao chenzi</text:p>
          </table:table-cell>
          <table:table-cell table:number-columns-repeated="1003"/>
        </table:table-row>
        <table:table-row table:style-name="ro1">
          <table:table-cell office:value-type="string">
            <text:p>Roadrunner </text:p>
          </table:table-cell>
          <table:table-cell office:value-type="string">
            <text:p>Roadrunner14 PV 2.9G/14"/2G+4G/500G B2#4/4440S</text:p>
          </table:table-cell>
          <table:table-cell office:value-type="string">
            <text:p>ABC205005H</text:p>
          </table:table-cell>
          <table:table-cell office:value-type="string">
            <text:p>PV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2"/>
          <table:table-cell office:value-type="string">
            <text:p>simple check ,can power on</text:p>
          </table:table-cell>
          <table:table-cell office:value-type="string">
            <text:p>yes</text:p>
          </table:table-cell>
          <table:table-cell office:value-type="string">
            <text:p>ATI[1002:6841]</text:p>
          </table:table-cell>
          <table:table-cell office:value-type="string">
            <text:p>Realteck</text:p>
          </table:table-cell>
          <table:table-cell office:value-type="string">
            <text:p>Intel [8086:0887]</text:p>
          </table:table-cell>
          <table:table-cell office:value-type="string">
            <text:p>yes</text:p>
          </table:table-cell>
          <table:table-cell/>
          <table:table-cell office:value-type="string">
            <text:p>SSN:ABC205005H</text:p>
          </table:table-cell>
          <table:table-cell office:value-type="string">
            <text:p>Cao chenzi,transfer to chaochenzi,will ship back to HP zubiar ,2012/08/03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POPEYE </text:p>
          </table:table-cell>
          <table:table-cell office:value-type="string">
            <text:p>POPEYE14 PV 2.7G/14"/2G/500G W/O F S1/4445S/SKU1</text:p>
          </table:table-cell>
          <table:table-cell table:style-name="ce6" office:value-type="string">
            <text:p>ABC205008W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2"/>
          <table:table-cell office:value-type="string">
            <text:p>simple check ,can power on</text:p>
          </table:table-cell>
          <table:table-cell office:value-type="string">
            <text:p>no</text:p>
          </table:table-cell>
          <table:table-cell office:value-type="string">
            <text:p>ATI[1002:9990]</text:p>
          </table:table-cell>
          <table:table-cell office:value-type="string">
            <text:p>Realtek[10ec:8168]</text:p>
          </table:table-cell>
          <table:table-cell office:value-type="string">
            <text:p>Ralink[1814:539a]</text:p>
          </table:table-cell>
          <table:table-cell office:value-type="string">
            <text:p>yes</text:p>
          </table:table-cell>
          <table:table-cell office:value-type="string">
            <text:p>B.11</text:p>
          </table:table-cell>
          <table:table-cell office:value-type="string">
            <text:p>SSN:ABC205008W</text:p>
          </table:table-cell>
          <table:table-cell office:value-type="string">
            <text:p>Cao chenzi</text:p>
          </table:table-cell>
          <table:table-cell table:number-columns-repeated="1003"/>
        </table:table-row>
        <table:table-row table:style-name="ro1">
          <table:table-cell office:value-type="string">
            <text:p>CALVIN</text:p>
          </table:table-cell>
          <table:table-cell office:value-type="string">
            <text:p>CALVIN PW PV1 SKU15/8470W</text:p>
          </table:table-cell>
          <table:table-cell office:value-type="string">
            <text:p>71C22P10SA</text:p>
          </table:table-cell>
          <table:table-cell office:value-type="string">
            <text:p>PV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2"/>
          <table:table-cell office:value-type="string">
            <text:p>simple check ,can power on</text:p>
          </table:table-cell>
          <table:table-cell office:value-type="string">
            <text:p>yes, to ben</text:p>
          </table:table-cell>
          <table:table-cell office:value-type="string">
            <text:p>ati thames[1002:6841]</text:p>
          </table:table-cell>
          <table:table-cell office:value-type="string">
            <text:p>intel 82579lm[8086:1502]</text:p>
          </table:table-cell>
          <table:table-cell office:value-type="string">
            <text:p>intel centrino ultimate-n 6300[8086:4238]</text:p>
          </table:table-cell>
          <table:table-cell office:value-type="string">
            <text:p>yes</text:p>
          </table:table-cell>
          <table:table-cell/>
          <table:table-cell office:value-type="string">
            <text:p>S/N:71C22P10SA</text:p>
          </table:table-cell>
          <table:table-cell office:value-type="string">
            <text:p>Cao chenzi/transfer to her on 2012/10/17,will be shipped to ben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PEBBLES</text:p>
          </table:table-cell>
          <table:table-cell table:style-name="ce4" office:value-type="string">
            <text:p>PEBBLES 15 SI SKU12/4545S</text:p>
          </table:table-cell>
          <table:table-cell table:style-name="ce4" office:value-type="string">
            <text:p>ABC14900D2</text:p>
          </table:table-cell>
          <table:table-cell table:style-name="ce4" office:value-type="string">
            <text:p>SI</text:p>
          </table:table-cell>
          <table:table-cell table:style-name="ce4" office:value-type="string">
            <text:p>Y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style-name="ce4" table:number-columns-repeated="2"/>
          <table:table-cell office:value-type="string">
            <text:p>Not</text:p>
          </table:table-cell>
          <table:table-cell table:style-name="ce4"/>
          <table:table-cell office:value-type="string">
            <text:p>IC CPU AB-PC QC 2.1GHZ 35W PGA </text:p>
          </table:table-cell>
          <table:table-cell office:value-type="string">
            <text:p>simple check ,can power on,back on 2013/6/4</text:p>
          </table:table-cell>
          <table:table-cell office:value-type="string">
            <text:p>no [yes,to ben]</text:p>
          </table:table-cell>
          <table:table-cell table:number-columns-repeated="3"/>
          <table:table-cell office:value-type="string">
            <text:p>yes</text:p>
          </table:table-cell>
          <table:table-cell/>
          <table:table-cell office:value-type="string">
            <text:p>SSN:ABC14900D2</text:p>
          </table:table-cell>
          <table:table-cell office:value-type="string">
            <text:p>Cao chenzi/transfer to her on 2012/10/17,will be shipped to ben,back by harald</text:p>
          </table:table-cell>
          <table:table-cell table:style-name="ce9" table:number-columns-repeated="1003"/>
        </table:table-row>
        <table:table-row table:style-name="ro1">
          <table:table-cell table:style-name="ce3" office:value-type="string">
            <text:p>Casper</text:p>
          </table:table-cell>
          <table:table-cell office:value-type="string">
            <text:p>Casper PV SKU#2/8570p</text:p>
          </table:table-cell>
          <table:table-cell table:style-name="ce6" office:value-type="string">
            <text:p>5CB2052TV1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2"/>
          <table:table-cell office:value-type="string">
            <text:p>simple check ,can power on</text:p>
          </table:table-cell>
          <table:table-cell office:value-type="string">
            <text:p>no</text:p>
          </table:table-cell>
          <table:table-cell office:value-type="string">
            <text:p>AMD Radeon HD 7570M</text:p>
          </table:table-cell>
          <table:table-cell office:value-type="string">
            <text:p>intel 82579lm [8086:1502]</text:p>
          </table:table-cell>
          <table:table-cell office:value-type="string">
            <text:p>Intel centrino advanced-N 6205[8086:0085]</text:p>
          </table:table-cell>
          <table:table-cell office:value-type="string">
            <text:p>yes</text:p>
          </table:table-cell>
          <table:table-cell/>
          <table:table-cell office:value-type="string">
            <text:p>SN:5CB2052TV1</text:p>
          </table:table-cell>
          <table:table-cell office:value-type="string">
            <text:p>Cao chenzi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Casper</text:p>
          </table:table-cell>
          <table:table-cell office:value-type="string">
            <text:p>Casper PV SKU5-19/6570b</text:p>
          </table:table-cell>
          <table:table-cell table:style-name="ce6" office:value-type="string">
            <text:p>5CB2050HB6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B840 SANDY BRIDGE Q-0 2MB 2c PGA 1.9GHz </text:p>
          </table:table-cell>
          <table:table-cell office:value-type="string">
            <text:p>simple check ,can power on</text:p>
          </table:table-cell>
          <table:table-cell office:value-type="string">
            <text:p>no</text:p>
          </table:table-cell>
          <table:table-cell office:value-type="string">
            <text:p>Intel HD graphics family</text:p>
          </table:table-cell>
          <table:table-cell office:value-type="string">
            <text:p>intel 82579v [8086:1503]</text:p>
          </table:table-cell>
          <table:table-cell office:value-type="string">
            <text:p>atheros ar9485[168c:0032]</text:p>
          </table:table-cell>
          <table:table-cell office:value-type="string">
            <text:p>yes</text:p>
          </table:table-cell>
          <table:table-cell office:value-type="string">
            <text:p>xiaojun</text:p>
          </table:table-cell>
          <table:table-cell office:value-type="string">
            <text:p>SN:5CB2050HB6</text:p>
          </table:table-cell>
          <table:table-cell office:value-type="string">
            <text:p>Cao chenzi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Casper</text:p>
          </table:table-cell>
          <table:table-cell office:value-type="string">
            <text:p>Casper PV SKU1/8570p</text:p>
          </table:table-cell>
          <table:table-cell table:style-name="ce6" office:value-type="string">
            <text:p>5CB2052TST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i5-3320M IVB L-0 3MB 2c PGA 2.6GHz STD 35w BCPU QC4Q </text:p>
          </table:table-cell>
          <table:table-cell office:value-type="string">
            <text:p>simple check ,can power on</text:p>
          </table:table-cell>
          <table:table-cell office:value-type="string">
            <text:p>no</text:p>
          </table:table-cell>
          <table:table-cell office:value-type="string">
            <text:p>intel hd graphics 4000</text:p>
          </table:table-cell>
          <table:table-cell office:value-type="string">
            <text:p>intel 82579lm[8086:1502]</text:p>
          </table:table-cell>
          <table:table-cell office:value-type="string">
            <text:p>intel centrino advanced-n 6205 [8086:0085]</text:p>
          </table:table-cell>
          <table:table-cell office:value-type="string">
            <text:p>yes</text:p>
          </table:table-cell>
          <table:table-cell office:value-type="string">
            <text:p>xiaojun</text:p>
          </table:table-cell>
          <table:table-cell office:value-type="string">
            <text:p>SN:5CB2052TST</text:p>
          </table:table-cell>
          <table:table-cell office:value-type="string">
            <text:p>Cao chenzi</text:p>
          </table:table-cell>
          <table:table-cell table:number-columns-repeated="1003"/>
        </table:table-row>
        <table:table-row table:style-name="ro1">
          <table:table-cell office:value-type="string">
            <text:p>Casper</text:p>
          </table:table-cell>
          <table:table-cell office:value-type="string">
            <text:p>Casper PV SKU6/6570b</text:p>
          </table:table-cell>
          <table:table-cell office:value-type="string">
            <text:p>5CB2050H8W</text:p>
          </table:table-cell>
          <table:table-cell office:value-type="string">
            <text:p>PV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2"/>
          <table:table-cell office:value-type="string">
            <text:p>simple check ,can power on</text:p>
          </table:table-cell>
          <table:table-cell office:value-type="string">
            <text:p>yes</text:p>
          </table:table-cell>
          <table:table-cell office:value-type="string">
            <text:p>ATI[1002:6841]</text:p>
          </table:table-cell>
          <table:table-cell office:value-type="string">
            <text:p>Intel[8086:1503]</text:p>
          </table:table-cell>
          <table:table-cell office:value-type="string">
            <text:p>Broadcom[14e4:4359]</text:p>
          </table:table-cell>
          <table:table-cell office:value-type="string">
            <text:p>yes</text:p>
          </table:table-cell>
          <table:table-cell/>
          <table:table-cell office:value-type="string">
            <text:p>SN:5CB2050H8W</text:p>
          </table:table-cell>
          <table:table-cell office:value-type="string">
            <text:p>Cao chenzi/transfer to chaochenzi will ship back to hp zubiar without battery on 2012/08/02</text:p>
          </table:table-cell>
          <table:table-cell table:number-columns-repeated="1003"/>
        </table:table-row>
        <table:table-row table:style-name="ro1">
          <table:table-cell office:value-type="string">
            <text:p>Tarzan</text:p>
          </table:table-cell>
          <table:table-cell office:value-type="string">
            <text:p>Tarzan1.0 PV1 SKU5/6475b</text:p>
          </table:table-cell>
          <table:table-cell office:value-type="string">
            <text:p>72236P10PU</text:p>
          </table:table-cell>
          <table:table-cell office:value-type="string">
            <text:p>PV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send to hp for bios fix,back on 2012/7/20</text:p>
          </table:table-cell>
          <table:table-cell office:value-type="string">
            <text:p>simple check ,can power on</text:p>
          </table:table-cell>
          <table:table-cell office:value-type="string">
            <text:p>yes</text:p>
          </table:table-cell>
          <table:table-cell office:value-type="string">
            <text:p>AMD RADEON HD 7660G</text:p>
          </table:table-cell>
          <table:table-cell office:value-type="string">
            <text:p>Realtek[10ec:8168]</text:p>
          </table:table-cell>
          <table:table-cell office:value-type="string">
            <text:p>wlan broadcom dragon[14e4:4359]</text:p>
          </table:table-cell>
          <table:table-cell office:value-type="string">
            <text:p>yes</text:p>
          </table:table-cell>
          <table:table-cell/>
          <table:table-cell office:value-type="string">
            <text:p>SN:72236P10PU</text:p>
          </table:table-cell>
          <table:table-cell office:value-type="string">
            <text:p>Cao chenzi,transfer to chaochenzi will ship back to hp zubiar without battery on 2012/08/02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Calvin</text:p>
          </table:table-cell>
          <table:table-cell office:value-type="string">
            <text:p>Calvin PV1 SKU13</text:p>
          </table:table-cell>
          <table:table-cell table:style-name="ce6" office:value-type="string">
            <text:p>71C22P10Y8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2"/>
          <table:table-cell office:value-type="string">
            <text:p>simple check ,can power on</text:p>
          </table:table-cell>
          <table:table-cell office:value-type="string">
            <text:p>no</text:p>
          </table:table-cell>
          <table:table-cell office:value-type="string">
            <text:p>ATI Thames 7500M/7600M</text:p>
          </table:table-cell>
          <table:table-cell office:value-type="string">
            <text:p>intel 82579lm[8086:1502]</text:p>
          </table:table-cell>
          <table:table-cell office:value-type="string">
            <text:p>INtel centrino advanced-n 6205</text:p>
          </table:table-cell>
          <table:table-cell office:value-type="string">
            <text:p>yes</text:p>
          </table:table-cell>
          <table:table-cell/>
          <table:table-cell office:value-type="string">
            <text:p>SN:71c22p10y8</text:p>
          </table:table-cell>
          <table:table-cell office:value-type="string">
            <text:p>Cao chenzi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Calvin</text:p>
          </table:table-cell>
          <table:table-cell office:value-type="string">
            <text:p>Calvin PV1 SKU11</text:p>
          </table:table-cell>
          <table:table-cell table:style-name="ce6" office:value-type="string">
            <text:p>71C22P106H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2"/>
          <table:table-cell office:value-type="string">
            <text:p>simple check ,can power on</text:p>
          </table:table-cell>
          <table:table-cell office:value-type="string">
            <text:p>no</text:p>
          </table:table-cell>
          <table:table-cell office:value-type="string">
            <text:p>INtel Ivy bridge 8086:0166</text:p>
          </table:table-cell>
          <table:table-cell office:value-type="string">
            <text:p>intel 82579lm [8086:1502]</text:p>
          </table:table-cell>
          <table:table-cell office:value-type="string">
            <text:p>INtel Centrino Ultimate-N6300</text:p>
          </table:table-cell>
          <table:table-cell office:value-type="string">
            <text:p>yes</text:p>
          </table:table-cell>
          <table:table-cell/>
          <table:table-cell office:value-type="string">
            <text:p>SN:71c22p106h</text:p>
          </table:table-cell>
          <table:table-cell office:value-type="string">
            <text:p>Cao chenzi</text:p>
          </table:table-cell>
          <table:table-cell table:number-columns-repeated="1003"/>
        </table:table-row>
        <table:table-row table:style-name="ro1">
          <table:table-cell office:value-type="string">
            <text:p>SIMBA</text:p>
          </table:table-cell>
          <table:table-cell office:value-type="string">
            <text:p>SIMBA PV1 SKU1</text:p>
          </table:table-cell>
          <table:table-cell office:value-type="string">
            <text:p>72312P102V</text:p>
          </table:table-cell>
          <table:table-cell office:value-type="string">
            <text:p>PV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i5-3320M IVB L-0 3MB 2c PGA 6GHz STD 35w QC4Q </text:p>
          </table:table-cell>
          <table:table-cell office:value-type="string">
            <text:p>simple check ,can power on</text:p>
          </table:table-cell>
          <table:table-cell office:value-type="string">
            <text:p>yes</text:p>
          </table:table-cell>
          <table:table-cell office:value-type="string">
            <text:p>intel hd graphics 4000</text:p>
          </table:table-cell>
          <table:table-cell office:value-type="string">
            <text:p>intel 82579lm</text:p>
          </table:table-cell>
          <table:table-cell office:value-type="string">
            <text:p>atheros MARILYN</text:p>
          </table:table-cell>
          <table:table-cell office:value-type="string">
            <text:p>yes</text:p>
          </table:table-cell>
          <table:table-cell/>
          <table:table-cell office:value-type="string">
            <text:p>SN:72312P102V</text:p>
          </table:table-cell>
          <table:table-cell office:value-type="string">
            <text:p>Transfer to Cao chenzi to ship to oliver/2012/08/01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Mighty</text:p>
          </table:table-cell>
          <table:table-cell office:value-type="string">
            <text:p>Mighty/2170p/PVMB</text:p>
          </table:table-cell>
          <table:table-cell table:style-name="ce6" office:value-type="string">
            <text:p>ABC2120010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style-name="ce9"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Intel(R) Core(TM) i3-3217U CPU @ 1.8GHz </text:p>
          </table:table-cell>
          <table:table-cell office:value-type="string">
            <text:p>simple check ,can power on</text:p>
          </table:table-cell>
          <table:table-cell office:value-type="string">
            <text:p>yes</text:p>
          </table:table-cell>
          <table:table-cell office:value-type="string">
            <text:p>Intel HD graphics 4000</text:p>
          </table:table-cell>
          <table:table-cell office:value-type="string">
            <text:p>Intel 82579</text:p>
          </table:table-cell>
          <table:table-cell office:value-type="string">
            <text:p>broadcom 802.11bgn+bt4 bc hmc 1x1 val</text:p>
          </table:table-cell>
          <table:table-cell office:value-type="string">
            <text:p>yes</text:p>
          </table:table-cell>
          <table:table-cell/>
          <table:table-cell office:value-type="string">
            <text:p>SSN:abc2120010/PN:814RL01025G</text:p>
          </table:table-cell>
          <table:table-cell office:value-type="string">
            <text:p>Cao chenzi,transfer to chaochenzi will ship to oliver on 2012/08/3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Aladdin</text:p>
          </table:table-cell>
          <table:table-cell office:value-type="string">
            <text:p>Aladdin PV1 SKU2 MINI3/8770w</text:p>
          </table:table-cell>
          <table:table-cell table:style-name="ce6" office:value-type="string">
            <text:p>72412P100E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2"/>
          <table:table-cell office:value-type="string">
            <text:p>simple check ,can power on</text:p>
          </table:table-cell>
          <table:table-cell office:value-type="string">
            <text:p>no</text:p>
          </table:table-cell>
          <table:table-cell office:value-type="string">
            <text:p>AMD Firepro M4000</text:p>
          </table:table-cell>
          <table:table-cell office:value-type="string">
            <text:p>INtel 82579LM/td&gt; </text:p>
          </table:table-cell>
          <table:table-cell office:value-type="string">
            <text:p>broadcom 802.11 2x2 abgn</text:p>
          </table:table-cell>
          <table:table-cell office:value-type="string">
            <text:p>yes</text:p>
          </table:table-cell>
          <table:table-cell/>
          <table:table-cell office:value-type="string">
            <text:p>S/N:72412P100E</text:p>
          </table:table-cell>
          <table:table-cell office:value-type="string">
            <text:p>Cao chenzi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Aladdin</text:p>
          </table:table-cell>
          <table:table-cell office:value-type="string">
            <text:p>Aladdin PV1 sku5/8770w</text:p>
          </table:table-cell>
          <table:table-cell table:style-name="ce6" office:value-type="string">
            <text:p>72412P106H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2"/>
          <table:table-cell office:value-type="string">
            <text:p>simple check ,can power on</text:p>
          </table:table-cell>
          <table:table-cell office:value-type="string">
            <text:p>no</text:p>
          </table:table-cell>
          <table:table-cell office:value-type="string">
            <text:p>NVIDIA N1E-Q1</text:p>
          </table:table-cell>
          <table:table-cell office:value-type="string">
            <text:p>INtel 82579LM/td&gt; </text:p>
          </table:table-cell>
          <table:table-cell office:value-type="string">
            <text:p>Intel centrino ultimage N6300</text:p>
          </table:table-cell>
          <table:table-cell office:value-type="string">
            <text:p>yes</text:p>
          </table:table-cell>
          <table:table-cell/>
          <table:table-cell office:value-type="string">
            <text:p>S/N:72412p106h</text:p>
          </table:table-cell>
          <table:table-cell office:value-type="string">
            <text:p>Cao chenzi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Velma </text:p>
          </table:table-cell>
          <table:table-cell office:value-type="string">
            <text:p>Velma PV SKU4</text:p>
          </table:table-cell>
          <table:table-cell table:style-name="ce6" office:value-type="string">
            <text:p>5CB2142NGR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2"/>
          <table:table-cell office:value-type="string">
            <text:p>simple check ,can power on</text:p>
          </table:table-cell>
          <table:table-cell office:value-type="string">
            <text:p>no</text:p>
          </table:table-cell>
          <table:table-cell office:value-type="string">
            <text:p>NVIDIA Quadro 11000M</text:p>
          </table:table-cell>
          <table:table-cell office:value-type="string">
            <text:p>INtel 82579LM/td&gt; </text:p>
          </table:table-cell>
          <table:table-cell office:value-type="string">
            <text:p>Intel centrino ultimage N6300</text:p>
          </table:table-cell>
          <table:table-cell office:value-type="string">
            <text:p>yes</text:p>
          </table:table-cell>
          <table:table-cell/>
          <table:table-cell office:value-type="string">
            <text:p>S/N:5CB2142NGR</text:p>
          </table:table-cell>
          <table:table-cell office:value-type="string">
            <text:p>Cao chenzi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Velma </text:p>
          </table:table-cell>
          <table:table-cell office:value-type="string">
            <text:p>Velma PV #02</text:p>
          </table:table-cell>
          <table:table-cell table:style-name="ce6" office:value-type="string">
            <text:p>5CB2143TMC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Intel(R) Core(TM) i5-3320M CPU @ 2.60.GHz</text:p>
          </table:table-cell>
          <table:table-cell office:value-type="string">
            <text:p>simple check ,can power on</text:p>
          </table:table-cell>
          <table:table-cell office:value-type="string">
            <text:p>no</text:p>
          </table:table-cell>
          <table:table-cell office:value-type="string">
            <text:p>AMD Firepro M4000</text:p>
          </table:table-cell>
          <table:table-cell office:value-type="string">
            <text:p>INtel 82579LM/td&gt; </text:p>
          </table:table-cell>
          <table:table-cell office:value-type="string">
            <text:p>Broadcom</text:p>
          </table:table-cell>
          <table:table-cell office:value-type="string">
            <text:p>yes</text:p>
          </table:table-cell>
          <table:table-cell/>
          <table:table-cell office:value-type="string">
            <text:p>S/N:5CB2143TMC</text:p>
          </table:table-cell>
          <table:table-cell office:value-type="string">
            <text:p>Cao chenzi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Richie</text:p>
          </table:table-cell>
          <table:table-cell table:style-name="ce6" office:value-type="string">
            <text:p>Richie pv sku4</text:p>
          </table:table-cell>
          <table:table-cell table:style-name="ce7" office:value-type="string">
            <text:p>ABC2050146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IC CPU IVY-BRIDGE I5-3360M L-0 3MB 2C PG </text:p>
          </table:table-cell>
          <table:table-cell office:value-type="string">
            <text:p>simple check ,can power on</text:p>
          </table:table-cell>
          <table:table-cell office:value-type="string">
            <text:p>no</text:p>
          </table:table-cell>
          <table:table-cell office:value-type="string">
            <text:p>Intel HD graphic 4000 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no AC when recieved </text:p>
          </table:table-cell>
          <table:table-cell office:value-type="string">
            <text:p>SSN:ABC2050146</text:p>
          </table:table-cell>
          <table:table-cell office:value-type="string">
            <text:p>Cao chenzi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Tarzan</text:p>
          </table:table-cell>
          <table:table-cell office:value-type="string">
            <text:p>Tarzan 1.0 pv1 sku5</text:p>
          </table:table-cell>
          <table:table-cell table:style-name="ce6" office:value-type="string">
            <text:p>72236P10RX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4"/>
          <table:table-cell office:value-type="string">
            <text:p>ATI 9900 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s/n:72236P10RX</text:p>
          </table:table-cell>
          <table:table-cell office:value-type="string">
            <text:p>Cao chenzi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casper </text:p>
          </table:table-cell>
          <table:table-cell office:value-type="string">
            <text:p>casper pv sku8</text:p>
          </table:table-cell>
          <table:table-cell table:style-name="ce6" office:value-type="string">
            <text:p>5CB2050HHM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3"/>
          <table:table-cell office:value-type="string">
            <text:p>no</text:p>
          </table:table-cell>
          <table:table-cell office:value-type="string">
            <text:p>ATI 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s/n:5CB2050HHM</text:p>
          </table:table-cell>
          <table:table-cell office:value-type="string">
            <text:p>Cao chenzi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Roadrunner </text:p>
          </table:table-cell>
          <table:table-cell office:value-type="string">
            <text:p>Roadrunner pv sku3</text:p>
          </table:table-cell>
          <table:table-cell table:style-name="ce6" office:value-type="string">
            <text:p>ABC205004D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2"/>
          <table:table-cell office:value-type="string">
            <text:p>simple check ,can power on</text:p>
          </table:table-cell>
          <table:table-cell office:value-type="string">
            <text:p>no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"/>
          <table:table-cell office:value-type="string">
            <text:p>Cao chenzi (support bluetooth)</text:p>
          </table:table-cell>
          <table:table-cell table:number-columns-repeated="1003"/>
        </table:table-row>
        <table:table-row table:style-name="ro1">
          <table:table-cell office:value-type="string">
            <text:p>Bandit </text:p>
          </table:table-cell>
          <table:table-cell office:value-type="string">
            <text:p>Bandit 1.0 PV1 SKU3D</text:p>
          </table:table-cell>
          <table:table-cell office:value-type="string">
            <text:p>72312P102V</text:p>
          </table:table-cell>
          <table:table-cell office:value-type="string">
            <text:p>PV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2"/>
          <table:table-cell office:value-type="string">
            <text:p>simple check ,can power on</text:p>
          </table:table-cell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/>
          <table:table-cell office:value-type="string">
            <text:p>S/N:72812P10SF</text:p>
          </table:table-cell>
          <table:table-cell office:value-type="string">
            <text:p>Cao chenzi/transfer to chaochezi on 2012/9/19 will ship to Germany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HP compaq 8300 SFF Elite Business pc </text:p>
          </table:table-cell>
          <table:table-cell office:value-type="string">
            <text:p>HP compaq 8300 SFF Elite Business pc</text:p>
          </table:table-cell>
          <table:table-cell table:style-name="ce6" office:value-type="string">
            <text:p>EFW5010147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intel Core i5-3550 Processor 3.3GHz 6MB 4c</text:p>
          </table:table-cell>
          <table:table-cell/>
          <table:table-cell office:value-type="string">
            <text:p>no</text:p>
          </table:table-cell>
          <table:table-cell office:value-type="string">
            <text:p>Intel Ivybridge D GT1</text:p>
          </table:table-cell>
          <table:table-cell office:value-type="string">
            <text:p>Intel Ethernet controller</text:p>
          </table:table-cell>
          <table:table-cell office:value-type="string">
            <text:p>N/A</text:p>
          </table:table-cell>
          <table:table-cell office:value-type="string">
            <text:p>no</text:p>
          </table:table-cell>
          <table:table-cell/>
          <table:table-cell office:value-type="string">
            <text:p>S/N:EFW5010147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HP compaq 6300 SFF PRO Business pc </text:p>
          </table:table-cell>
          <table:table-cell office:value-type="string">
            <text:p>HP compaq 6300 SFF PRO Business pc</text:p>
          </table:table-cell>
          <table:table-cell table:style-name="ce6" office:value-type="string">
            <text:p>BCW5010092 / CAT000221241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intel Core i5-3550 Processor 3.3GHz 6MB 4c</text:p>
          </table:table-cell>
          <table:table-cell/>
          <table:table-cell office:value-type="string">
            <text:p>no</text:p>
          </table:table-cell>
          <table:table-cell office:value-type="string">
            <text:p>Intel Ivybridge D GT1</text:p>
          </table:table-cell>
          <table:table-cell office:value-type="string">
            <text:p>Intel Ethernet controller</text:p>
          </table:table-cell>
          <table:table-cell office:value-type="string">
            <text:p>N/A</text:p>
          </table:table-cell>
          <table:table-cell office:value-type="string">
            <text:p>no</text:p>
          </table:table-cell>
          <table:table-cell/>
          <table:table-cell office:value-type="string">
            <text:p>S/N:BCW5010092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HP compaq pro 4300 all in one Business desktop </text:p>
          </table:table-cell>
          <table:table-cell office:value-type="string">
            <text:p>HP compaq pro 4300 all in one business desktop</text:p>
          </table:table-cell>
          <table:table-cell table:style-name="ce6" office:value-type="string">
            <text:p>3CR2170L21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Core i5-3550s cpu@3:00 GHz </text:p>
          </table:table-cell>
          <table:table-cell/>
          <table:table-cell office:value-type="string">
            <text:p>no</text:p>
          </table:table-cell>
          <table:table-cell office:value-type="string">
            <text:p>Intel Ivy Bridge Graphics Controller [8086:0152] </text:p>
          </table:table-cell>
          <table:table-cell office:value-type="string">
            <text:p>Realtek Semiconductor CO., Ltd RTL 8111/8168B PCI Express Gigabit Eth Controller [10ec:8168]</text:p>
          </table:table-cell>
          <table:table-cell office:value-type="string">
            <text:p>Intel Corporation Centrino Advanced-N 6205 [8086:0085] </text:p>
          </table:table-cell>
          <table:table-cell office:value-type="string">
            <text:p>no</text:p>
          </table:table-cell>
          <table:table-cell office:value-type="string">
            <text:p>K01 V02.52 </text:p>
          </table:table-cell>
          <table:table-cell office:value-type="string">
            <text:p>S/N:3CR2170L21</text:p>
          </table:table-cell>
          <table:table-cell table:number-columns-repeated="1004"/>
        </table:table-row>
        <table:table-row table:style-name="ro1">
          <table:table-cell office:value-type="string">
            <text:p>HP compaq elite 8300 aio business pc</text:p>
          </table:table-cell>
          <table:table-cell office:value-type="string">
            <text:p>SKU3_TOUCH:81.3gJ01.014G</text:p>
          </table:table-cell>
          <table:table-cell office:value-type="string">
            <text:p>CNW2210YPN</text:p>
          </table:table-cell>
          <table:table-cell/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Core i5-3470 cpu @3.2GHz </text:p>
          </table:table-cell>
          <table:table-cell/>
          <table:table-cell office:value-type="string">
            <text:p>ship back</text:p>
          </table:table-cell>
          <table:table-cell office:value-type="string">
            <text:p>Intel Ivy Bridge Graphics Controller [8086:0152] </text:p>
          </table:table-cell>
          <table:table-cell office:value-type="string">
            <text:p>Intel 82579LM Gigabit Network Connection [8086:1502]</text:p>
          </table:table-cell>
          <table:table-cell office:value-type="string">
            <text:p>Intel Centrino Advanced-N 6205 [8086:0085]</text:p>
          </table:table-cell>
          <table:table-cell office:value-type="string">
            <text:p>no</text:p>
          </table:table-cell>
          <table:table-cell office:value-type="string">
            <text:p>K01 V02.52 </text:p>
          </table:table-cell>
          <table:table-cell office:value-type="string">
            <text:p>S/N:CNW2210YPN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HP compaq 4300 pro sff pc</text:p>
          </table:table-cell>
          <table:table-cell office:value-type="string">
            <text:p>hp compaq 4300 pro sff pc</text:p>
          </table:table-cell>
          <table:table-cell table:style-name="ce7" office:value-type="string">
            <text:p>PATTON0107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intel Core i5-3450s Processor 2.8GHz 6MB 4c</text:p>
          </table:table-cell>
          <table:table-cell/>
          <table:table-cell office:value-type="string">
            <text:p>no</text:p>
          </table:table-cell>
          <table:table-cell office:value-type="string">
            <text:p>Intel Ivybridge D GT1</text:p>
          </table:table-cell>
          <table:table-cell office:value-type="string">
            <text:p>NetLink BCM57788 Gigabit Ethernet PCIe</text:p>
          </table:table-cell>
          <table:table-cell office:value-type="string">
            <text:p>RT2860</text:p>
          </table:table-cell>
          <table:table-cell office:value-type="string">
            <text:p>no</text:p>
          </table:table-cell>
          <table:table-cell/>
          <table:table-cell office:value-type="string">
            <text:p>S/N:PATTON0107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Kcobras MT PVT</text:p>
          </table:table-cell>
          <table:table-cell office:value-type="string">
            <text:p>Kcobras MT PVT(SKU NO:001)</text:p>
          </table:table-cell>
          <table:table-cell table:style-name="ce6" office:value-type="string">
            <text:p>KBW3010003 / CAT000213827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AMD A4-5300B APU with Radeon(tm) HD Graphics 1.4GHz 1MB 2c</text:p>
          </table:table-cell>
          <table:table-cell/>
          <table:table-cell office:value-type="string">
            <text:p>no</text:p>
          </table:table-cell>
          <table:table-cell office:value-type="string">
            <text:p>ATI 9993</text:p>
          </table:table-cell>
          <table:table-cell office:value-type="string">
            <text:p>NetXtreme BCM5761 Gigabit Ethernet PCIe</text:p>
          </table:table-cell>
          <table:table-cell office:value-type="string">
            <text:p>N/A</text:p>
          </table:table-cell>
          <table:table-cell office:value-type="string">
            <text:p>no</text:p>
          </table:table-cell>
          <table:table-cell/>
          <table:table-cell office:value-type="string">
            <text:p>S/N:KBW3010003</text:p>
          </table:table-cell>
          <table:table-cell table:number-columns-repeated="1004"/>
        </table:table-row>
        <table:table-row table:style-name="ro1">
          <table:table-cell office:value-type="string">
            <text:p>VBL20 VIPER SI PROTO PLAN</text:p>
          </table:table-cell>
          <table:table-cell office:value-type="string">
            <text:p>VBL20 SKU3 </text:p>
          </table:table-cell>
          <table:table-cell office:value-type="string">
            <text:p>VBL20010003</text:p>
          </table:table-cell>
          <table:table-cell office:value-type="string">
            <text:p>SI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3"/>
          <table:table-cell office:value-type="string">
            <text:p>ship back to matt on 2013/1/15</text:p>
          </table:table-cell>
          <table:table-cell office:value-type="string">
            <text:p>intel haswell 47w quad-core es2 QDET</text:p>
          </table:table-cell>
          <table:table-cell/>
          <table:table-cell office:value-type="string">
            <text:p>intel taylor peak</text:p>
          </table:table-cell>
          <table:table-cell office:value-type="string">
            <text:p>no</text:p>
          </table:table-cell>
          <table:table-cell/>
          <table:table-cell office:value-type="string">
            <text:p>P/N:VBL20010003</text:p>
          </table:table-cell>
          <table:table-cell table:number-columns-repeated="1004"/>
        </table:table-row>
        <table:table-row table:style-name="ro1">
          <table:table-cell office:value-type="string">
            <text:p>VBK afterburn SI proto plan</text:p>
          </table:table-cell>
          <table:table-cell office:value-type="string">
            <text:p>sku2</text:p>
          </table:table-cell>
          <table:table-cell office:value-type="string">
            <text:p>VBK10010002</text:p>
          </table:table-cell>
          <table:table-cell office:value-type="string">
            <text:p>SI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3"/>
          <table:table-cell office:value-type="string">
            <text:p>ship back to matt on 2013/1/15</text:p>
          </table:table-cell>
          <table:table-cell office:value-type="string">
            <text:p>intel haswell 47w quad-core es2 qdet</text:p>
          </table:table-cell>
          <table:table-cell/>
          <table:table-cell office:value-type="string">
            <text:p>intel jackson peak</text:p>
          </table:table-cell>
          <table:table-cell office:value-type="string">
            <text:p>no</text:p>
          </table:table-cell>
          <table:table-cell/>
          <table:table-cell office:value-type="string">
            <text:p>P/N:VBK10010002</text:p>
          </table:table-cell>
          <table:table-cell table:number-columns-repeated="1004"/>
        </table:table-row>
        <table:table-row table:style-name="ro1">
          <table:table-cell office:value-type="string">
            <text:p>VBK10 afterburn SI proto plan</text:p>
          </table:table-cell>
          <table:table-cell office:value-type="string">
            <text:p>sku3</text:p>
          </table:table-cell>
          <table:table-cell office:value-type="string">
            <text:p>VBK10010003</text:p>
          </table:table-cell>
          <table:table-cell office:value-type="string">
            <text:p>SI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3"/>
          <table:table-cell office:value-type="string">
            <text:p>ship back to matt on 2013/1/15</text:p>
          </table:table-cell>
          <table:table-cell office:value-type="string">
            <text:p>intel haswell 57w quad-core es2 qden</text:p>
          </table:table-cell>
          <table:table-cell/>
          <table:table-cell office:value-type="string">
            <text:p>intel taylor peak</text:p>
          </table:table-cell>
          <table:table-cell office:value-type="string">
            <text:p>no</text:p>
          </table:table-cell>
          <table:table-cell/>
          <table:table-cell office:value-type="string">
            <text:p>P/N:VBK10010003</text:p>
          </table:table-cell>
          <table:table-cell table:number-columns-repeated="1004"/>
        </table:table-row>
        <table:table-row table:style-name="ro1">
          <table:table-cell office:value-type="string">
            <text:p>F310</text:p>
          </table:table-cell>
          <table:table-cell office:value-type="string">
            <text:p>F310 ODIE </text:p>
          </table:table-cell>
          <table:table-cell office:value-type="string">
            <text:p>ABC251003Y</text:p>
          </table:table-cell>
          <table:table-cell/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3"/>
          <table:table-cell office:value-type="string">
            <text:p>yes,ship it to germay oliver on 2013/10/15</text:p>
          </table:table-cell>
          <table:table-cell table:number-columns-repeated="3"/>
          <table:table-cell office:value-type="string">
            <text:p>no</text:p>
          </table:table-cell>
          <table:table-cell/>
          <table:table-cell office:value-type="string">
            <text:p>SSN:ABC251003Y PN:814XF01032G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Comp</text:p>
          </table:table-cell>
          <table:table-cell office:value-type="string">
            <text:p>Journey-PV1-M1B(SKU1)</text:p>
          </table:table-cell>
          <table:table-cell table:style-name="ce6" office:value-type="string">
            <text:p>70C23P100M</text:p>
          </table:table-cell>
          <table:table-cell office:value-type="string">
            <text:p>PV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3" office:value-type="string">
            <text:p>.....</text:p>
          </table:table-cell>
          <table:table-cell office:value-type="string">
            <text:p>Yes</text:p>
          </table:table-cell>
          <table:table-cell office:value-type="string">
            <text:p>.....</text:p>
          </table:table-cell>
          <table:table-cell office:value-type="string">
            <text:p>S/N:70C23P100M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Journey</text:p>
          </table:table-cell>
          <table:table-cell office:value-type="string">
            <text:p>Journey-PV1-M1B(SKU1)</text:p>
          </table:table-cell>
          <table:table-cell table:style-name="ce6" office:value-type="string">
            <text:p>70C23P100X</text:p>
          </table:table-cell>
          <table:table-cell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tel[8086:0116]</text:p>
          </table:table-cell>
          <table:table-cell office:value-type="string">
            <text:p>Realtek[RTL8111/8168B]</text:p>
          </table:table-cell>
          <table:table-cell office:value-type="string">
            <text:p>Realtek[8176]</text:p>
          </table:table-cell>
          <table:table-cell office:value-type="string">
            <text:p>Yes</text:p>
          </table:table-cell>
          <table:table-cell office:value-type="string">
            <text:p>68SSR B.02</text:p>
          </table:table-cell>
          <table:table-cell office:value-type="string">
            <text:p>S/N:70C23P100X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Journey</text:p>
          </table:table-cell>
          <table:table-cell office:value-type="string">
            <text:p>Journey SI SKU1</text:p>
          </table:table-cell>
          <table:table-cell table:style-name="ce6" office:value-type="string">
            <text:p>70A25S10AX</text:p>
          </table:table-cell>
          <table:table-cell office:value-type="string">
            <text:p>SI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tel[8086:0116]</text:p>
          </table:table-cell>
          <table:table-cell office:value-type="string">
            <text:p>Realtek[RTL8111/8168B]</text:p>
          </table:table-cell>
          <table:table-cell office:value-type="string">
            <text:p>Broadcom[14e4:4727]</text:p>
          </table:table-cell>
          <table:table-cell office:value-type="string">
            <text:p>Yes</text:p>
          </table:table-cell>
          <table:table-cell office:value-type="string">
            <text:p>......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Clash</text:p>
          </table:table-cell>
          <table:table-cell office:value-type="string">
            <text:p>Clash-B-PV1-SKU5</text:p>
          </table:table-cell>
          <table:table-cell table:style-name="ce6" office:value-type="string">
            <text:p>70B13P112S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ATI[1002:6760]</text:p>
          </table:table-cell>
          <table:table-cell office:value-type="string">
            <text:p>Intel[8086:1503]</text:p>
          </table:table-cell>
          <table:table-cell office:value-type="string">
            <text:p>Broadcom[14e4:4353]</text:p>
          </table:table-cell>
          <table:table-cell office:value-type="string">
            <text:p>Yes</text:p>
          </table:table-cell>
          <table:table-cell office:value-type="string">
            <text:p>68SCE 3.EB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Clash</text:p>
          </table:table-cell>
          <table:table-cell office:value-type="string">
            <text:p>Clash-B-PV1-SKU1</text:p>
          </table:table-cell>
          <table:table-cell table:style-name="ce6" office:value-type="string">
            <text:p>70B13P10WW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3" office:value-type="string">
            <text:p>.....</text:p>
          </table:table-cell>
          <table:table-cell office:value-type="string">
            <text:p>No</text:p>
          </table:table-cell>
          <table:table-cell office:value-type="string">
            <text:p>....</text:p>
          </table:table-cell>
          <table:table-cell office:value-type="string">
            <text:p>Zhengyu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Clash</text:p>
          </table:table-cell>
          <table:table-cell office:value-type="string">
            <text:p>Clash-B-SI2-SKU5</text:p>
          </table:table-cell>
          <table:table-cell table:style-name="ce6" office:value-type="string">
            <text:p>70A22S202F</text:p>
          </table:table-cell>
          <table:table-cell office:value-type="string">
            <text:p>SI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table:style-name="ce10" office:value-type="float" office:value="20140710">
            <text:p>20140710</text:p>
          </table:table-cell>
          <table:table-cell office:value-type="string">
            <text:p>No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ATI[1002:6760]</text:p>
          </table:table-cell>
          <table:table-cell office:value-type="string">
            <text:p>Intel[8086:1502]</text:p>
          </table:table-cell>
          <table:table-cell office:value-type="string">
            <text:p>Intel[8086:0084]</text:p>
          </table:table-cell>
          <table:table-cell office:value-type="string">
            <text:p>Yes</text:p>
          </table:table-cell>
          <table:table-cell office:value-type="string">
            <text:p>......</text:p>
          </table:table-cell>
          <table:table-cell office:value-type="string">
            <text:p>yaojia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Clash</text:p>
          </table:table-cell>
          <table:table-cell office:value-type="string">
            <text:p>Clash-PV1-SKU13</text:p>
          </table:table-cell>
          <table:table-cell table:style-name="ce6" office:value-type="string">
            <text:p>70B12P101Q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tel[8086:0126]</text:p>
          </table:table-cell>
          <table:table-cell office:value-type="string">
            <text:p>Intel[8086:1502]</text:p>
          </table:table-cell>
          <table:table-cell office:value-type="string">
            <text:p>Intel[8086:4238]</text:p>
          </table:table-cell>
          <table:table-cell office:value-type="string">
            <text:p>Yes</text:p>
          </table:table-cell>
          <table:table-cell office:value-type="string">
            <text:p>68SCF 3.ED</text:p>
          </table:table-cell>
          <table:table-cell office:value-type="string">
            <text:p>Broken due to bios upgrade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Clash</text:p>
          </table:table-cell>
          <table:table-cell office:value-type="string">
            <text:p>Clash-PV1-SKU17</text:p>
          </table:table-cell>
          <table:table-cell table:style-name="ce6" office:value-type="string">
            <text:p>70B12P10EA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...</text:p>
          </table:table-cell>
          <table:table-cell office:value-type="string">
            <text:p>No</text:p>
          </table:table-cell>
          <table:table-cell office:value-type="string">
            <text:p>ATI[1002:6760]</text:p>
          </table:table-cell>
          <table:table-cell office:value-type="string">
            <text:p>Intel[8086:1502]</text:p>
          </table:table-cell>
          <table:table-cell office:value-type="string">
            <text:p>Atheros Communication[168c:0030]</text:p>
          </table:table-cell>
          <table:table-cell office:value-type="string">
            <text:p>Yes</text:p>
          </table:table-cell>
          <table:table-cell office:value-type="string">
            <text:p>68SCF 3.ED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Clash</text:p>
          </table:table-cell>
          <table:table-cell office:value-type="string">
            <text:p>Clash-PV1-SKU18</text:p>
          </table:table-cell>
          <table:table-cell table:style-name="ce6" office:value-type="string">
            <text:p>70B12P10FJ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...</text:p>
          </table:table-cell>
          <table:table-cell office:value-type="string">
            <text:p>No</text:p>
          </table:table-cell>
          <table:table-cell office:value-type="string">
            <text:p>ATI[1002:6760]</text:p>
          </table:table-cell>
          <table:table-cell office:value-type="string">
            <text:p>Intel[8086:1502]</text:p>
          </table:table-cell>
          <table:table-cell office:value-type="string">
            <text:p>Intel[8086:0085]</text:p>
          </table:table-cell>
          <table:table-cell office:value-type="string">
            <text:p>Yes</text:p>
          </table:table-cell>
          <table:table-cell office:value-type="string">
            <text:p>68SCF 3.ED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Heart</text:p>
          </table:table-cell>
          <table:table-cell office:value-type="string">
            <text:p>Heart-PV-SKU2</text:p>
          </table:table-cell>
          <table:table-cell table:style-name="ce8" office:value-type="string">
            <text:p>000017604273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....</text:p>
          </table:table-cell>
          <table:table-cell table:number-columns-repeated="4" office:value-type="string">
            <text:p>.....</text:p>
          </table:table-cell>
          <table:table-cell table:number-columns-repeated="2" office:value-type="string">
            <text:p>......</text:p>
          </table:table-cell>
          <table:table-cell office:value-type="string">
            <text:p>nick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Heart</text:p>
          </table:table-cell>
          <table:table-cell table:style-name="ce4" office:value-type="string">
            <text:p>Heart-PV-SKU3</text:p>
          </table:table-cell>
          <table:table-cell table:style-name="ce6" office:value-type="string">
            <text:p>ABC04900ZV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table:number-columns-repeated="5" office:value-type="string">
            <text:p>.....</text:p>
          </table:table-cell>
          <table:table-cell table:number-columns-repeated="2" office:value-type="string">
            <text:p>......</text:p>
          </table:table-cell>
          <table:table-cell table:number-columns-repeated="1006"/>
        </table:table-row>
        <table:table-row table:style-name="ro1">
          <table:table-cell office:value-type="string">
            <text:p>Heart</text:p>
          </table:table-cell>
          <table:table-cell table:style-name="ce4" office:value-type="string">
            <text:p>Heart-PV-SKU3</text:p>
          </table:table-cell>
          <table:table-cell table:number-columns-repeated="2"/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No</text:p>
          </table:table-cell>
          <table:table-cell office:value-type="string">
            <text:p>EMS shipping (EE534309687CN)</text:p>
          </table:table-cell>
          <table:table-cell office:value-type="string">
            <text:p>Intel[8086:0126]</text:p>
          </table:table-cell>
          <table:table-cell office:value-type="string">
            <text:p>Intel[8086:1505]</text:p>
          </table:table-cell>
          <table:table-cell office:value-type="string">
            <text:p>Intel[8086:0085]</text:p>
          </table:table-cell>
          <table:table-cell office:value-type="string">
            <text:p>EMS Shipping</text:p>
          </table:table-cell>
          <table:table-cell office:value-type="string">
            <text:p>......</text:p>
          </table:table-cell>
          <table:table-cell office:value-type="string">
            <text:p>Broken due to bios upgrade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Heart</text:p>
          </table:table-cell>
          <table:table-cell office:value-type="string">
            <text:p>Heart-SI2-SKU2</text:p>
          </table:table-cell>
          <table:table-cell table:style-name="ce6" office:value-type="string">
            <text:p>6027B009296101</text:p>
          </table:table-cell>
          <table:table-cell office:value-type="string">
            <text:p>SI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tel[8086:0116]</text:p>
          </table:table-cell>
          <table:table-cell office:value-type="string">
            <text:p>Intel[8086:1502]</text:p>
          </table:table-cell>
          <table:table-cell office:value-type="string">
            <text:p>Broadcom[14e4:4353]</text:p>
          </table:table-cell>
          <table:table-cell office:value-type="string">
            <text:p>Yes</text:p>
          </table:table-cell>
          <table:table-cell office:value-type="string">
            <text:p>......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Heart</text:p>
          </table:table-cell>
          <table:table-cell office:value-type="string">
            <text:p>Heart-SI1-SKU2-UMA</text:p>
          </table:table-cell>
          <table:table-cell table:style-name="ce6" office:value-type="string">
            <text:p>ABC032004X</text:p>
          </table:table-cell>
          <table:table-cell office:value-type="string">
            <text:p>SI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table:style-name="ce10" office:value-type="float" office:value="20140709">
            <text:p>20140709</text:p>
          </table:table-cell>
          <table:table-cell office:value-type="string">
            <text:p>No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tel[8086:0116]</text:p>
          </table:table-cell>
          <table:table-cell office:value-type="string">
            <text:p>Intel[8086:1502]</text:p>
          </table:table-cell>
          <table:table-cell office:value-type="string">
            <text:p>Intel[8086:0082]</text:p>
          </table:table-cell>
          <table:table-cell office:value-type="string">
            <text:p>No</text:p>
          </table:table-cell>
          <table:table-cell office:value-type="string">
            <text:p>......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Heart</text:p>
          </table:table-cell>
          <table:table-cell office:value-type="string">
            <text:p>Heart-SI1-SKU1-UMA</text:p>
          </table:table-cell>
          <table:table-cell table:style-name="ce6" office:value-type="string">
            <text:p>ABC032001W</text:p>
          </table:table-cell>
          <table:table-cell office:value-type="string">
            <text:p>SI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table:style-name="ce10" office:value-type="float" office:value="20140708">
            <text:p>20140708</text:p>
          </table:table-cell>
          <table:table-cell office:value-type="string">
            <text:p>No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tel√Ø¬º¬ª8086√Ø¬º≈°0116√Ø¬º¬Ω</text:p>
          </table:table-cell>
          <table:table-cell office:value-type="string">
            <text:p>Intel√Ø¬º¬ª8086√Ø¬º≈°1502√Ø¬º¬Ω</text:p>
          </table:table-cell>
          <table:table-cell office:value-type="string">
            <text:p>Broadcom[14e4:4353]</text:p>
          </table:table-cell>
          <table:table-cell office:value-type="string">
            <text:p>No</text:p>
          </table:table-cell>
          <table:table-cell office:value-type="string">
            <text:p>......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Heart</text:p>
          </table:table-cell>
          <table:table-cell office:value-type="string">
            <text:p>Heart-SI1-SKU5-Dis</text:p>
          </table:table-cell>
          <table:table-cell table:style-name="ce6" office:value-type="string">
            <text:p>ABC03200F7</text:p>
          </table:table-cell>
          <table:table-cell office:value-type="string">
            <text:p>SI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3" office:value-type="string">
            <text:p>.......</text:p>
          </table:table-cell>
          <table:table-cell office:value-type="string">
            <text:p>No</text:p>
          </table:table-cell>
          <table:table-cell office:value-type="string">
            <text:p>......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Cure</text:p>
          </table:table-cell>
          <table:table-cell office:value-type="string">
            <text:p>Cure-P#01-PV-SKU1-UMA</text:p>
          </table:table-cell>
          <table:table-cell table:style-name="ce6" office:value-type="string">
            <text:p>4CZ0480X4G</text:p>
          </table:table-cell>
          <table:table-cell/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tel[8086:0126]</text:p>
          </table:table-cell>
          <table:table-cell office:value-type="string">
            <text:p>Intel[8086:1502]</text:p>
          </table:table-cell>
          <table:table-cell office:value-type="string">
            <text:p>Intel[8086:0085]</text:p>
          </table:table-cell>
          <table:table-cell office:value-type="string">
            <text:p>Yes</text:p>
          </table:table-cell>
          <table:table-cell office:value-type="string">
            <text:p>68SCF 3.EB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Cure</text:p>
          </table:table-cell>
          <table:table-cell office:value-type="string">
            <text:p>Cure-P#04-PV-SKU4-Dis</text:p>
          </table:table-cell>
          <table:table-cell table:style-name="ce6" office:value-type="string">
            <text:p>4CZ04815CM</text:p>
          </table:table-cell>
          <table:table-cell/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....</text:p>
          </table:table-cell>
          <table:table-cell office:value-type="string">
            <text:p>No</text:p>
          </table:table-cell>
          <table:table-cell office:value-type="string">
            <text:p>ATI[1002:6760]</text:p>
          </table:table-cell>
          <table:table-cell office:value-type="string">
            <text:p>Intel[8086:1502]</text:p>
          </table:table-cell>
          <table:table-cell office:value-type="string">
            <text:p>Broadcom[14e4:4353]</text:p>
          </table:table-cell>
          <table:table-cell office:value-type="string">
            <text:p>Yes</text:p>
          </table:table-cell>
          <table:table-cell office:value-type="string">
            <text:p>68SCF 3.EB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Cure</text:p>
          </table:table-cell>
          <table:table-cell office:value-type="string">
            <text:p>Cure-B#07-PV-SKU7-UMA</text:p>
          </table:table-cell>
          <table:table-cell table:style-name="ce6" office:value-type="string">
            <text:p>4CZ04817FL</text:p>
          </table:table-cell>
          <table:table-cell office:value-type="string">
            <text:p>PV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tel[8086:0126]</text:p>
          </table:table-cell>
          <table:table-cell office:value-type="string">
            <text:p>Intel[8086:1503]</text:p>
          </table:table-cell>
          <table:table-cell office:value-type="string">
            <text:p>Broadcom[14e4:4727]</text:p>
          </table:table-cell>
          <table:table-cell office:value-type="string">
            <text:p>Yes</text:p>
          </table:table-cell>
          <table:table-cell office:value-type="string">
            <text:p>68SCF 3.EB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Cure</text:p>
          </table:table-cell>
          <table:table-cell office:value-type="string">
            <text:p>Cure-B#07-PV-SKU7-UMA</text:p>
          </table:table-cell>
          <table:table-cell table:style-name="ce6" office:value-type="string">
            <text:p>4CZ04817G7</text:p>
          </table:table-cell>
          <table:table-cell office:value-type="string">
            <text:p>PV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......</text:p>
          </table:table-cell>
          <table:table-cell office:value-type="string">
            <text:p>.....</text:p>
          </table:table-cell>
          <table:table-cell office:value-type="string">
            <text:p>......</text:p>
          </table:table-cell>
          <table:table-cell table:number-columns-repeated="2" office:value-type="string">
            <text:p>.....</text:p>
          </table:table-cell>
          <table:table-cell office:value-type="string">
            <text:p>....Bei248 4CZ04817G7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Cure</text:p>
          </table:table-cell>
          <table:table-cell office:value-type="string">
            <text:p>Cure-B#06-PV-SKU6-DIS</text:p>
          </table:table-cell>
          <table:table-cell table:style-name="ce6" office:value-type="string">
            <text:p>4CZ04817D3</text:p>
          </table:table-cell>
          <table:table-cell office:value-type="string">
            <text:p>PV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table:number-columns-repeated="2" office:value-type="string">
            <text:p>...</text:p>
          </table:table-cell>
          <table:table-cell table:number-columns-repeated="2" office:value-type="string">
            <text:p>....</text:p>
          </table:table-cell>
          <table:table-cell office:value-type="string">
            <text:p>.....</text:p>
          </table:table-cell>
          <table:table-cell office:value-type="string">
            <text:p>...</text:p>
          </table:table-cell>
          <table:table-cell office:value-type="string">
            <text:p>......</text:p>
          </table:table-cell>
          <table:table-cell office:value-type="string">
            <text:p>No tag from skyhook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Cure</text:p>
          </table:table-cell>
          <table:table-cell office:value-type="string">
            <text:p>Cure-SI2-SKU6</text:p>
          </table:table-cell>
          <table:table-cell table:style-name="ce6" office:value-type="string">
            <text:p>4CZ0410BX5</text:p>
          </table:table-cell>
          <table:table-cell office:value-type="string">
            <text:p>SI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table:number-columns-repeated="2" office:value-type="string">
            <text:p>No</text:p>
          </table:table-cell>
          <table:table-cell office:value-type="string">
            <text:p>ATI[1002:6760]</text:p>
          </table:table-cell>
          <table:table-cell office:value-type="string">
            <text:p>Intel[8086:1503]</text:p>
          </table:table-cell>
          <table:table-cell office:value-type="string">
            <text:p>Broadcom[14e4:4727]</text:p>
          </table:table-cell>
          <table:table-cell office:value-type="string">
            <text:p>Yes</text:p>
          </table:table-cell>
          <table:table-cell office:value-type="string">
            <text:p>......</text:p>
          </table:table-cell>
          <table:table-cell office:value-type="string">
            <text:p>Fail to enter X due to hardware issue, refer to bug 659831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Roxette</text:p>
          </table:table-cell>
          <table:table-cell office:value-type="string">
            <text:p>Roxette-SI-SKU4</text:p>
          </table:table-cell>
          <table:table-cell table:style-name="ce6" office:value-type="string">
            <text:p>M110010000527</text:p>
          </table:table-cell>
          <table:table-cell office:value-type="string">
            <text:p>SI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.....</text:p>
          </table:table-cell>
          <table:table-cell office:value-type="string">
            <text:p>....</text:p>
          </table:table-cell>
          <table:table-cell office:value-type="string">
            <text:p>......</text:p>
          </table:table-cell>
          <table:table-cell office:value-type="string">
            <text:p>No DC ppwer, no AC power cord/lent to xiaojun on 2012/5/29 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Roxette</text:p>
          </table:table-cell>
          <table:table-cell office:value-type="string">
            <text:p>Roxette-SI-SKU8</text:p>
          </table:table-cell>
          <table:table-cell table:style-name="ce6" office:value-type="string">
            <text:p>70A25SI0RI</text:p>
          </table:table-cell>
          <table:table-cell office:value-type="string">
            <text:p>SI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.....</text:p>
          </table:table-cell>
          <table:table-cell office:value-type="string">
            <text:p>....</text:p>
          </table:table-cell>
          <table:table-cell office:value-type="string">
            <text:p>......</text:p>
          </table:table-cell>
          <table:table-cell office:value-type="string">
            <text:p>....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Roxette</text:p>
          </table:table-cell>
          <table:table-cell office:value-type="string">
            <text:p>Roxette-SI-SKU5</text:p>
          </table:table-cell>
          <table:table-cell table:style-name="ce6" office:value-type="string">
            <text:p>70A25SI0M1</text:p>
          </table:table-cell>
          <table:table-cell office:value-type="string">
            <text:p>SI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.....</text:p>
          </table:table-cell>
          <table:table-cell office:value-type="string">
            <text:p>....</text:p>
          </table:table-cell>
          <table:table-cell office:value-type="string">
            <text:p>......</text:p>
          </table:table-cell>
          <table:table-cell table:number-columns-repeated="2" office:value-type="string">
            <text:p>....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Roxette</text:p>
          </table:table-cell>
          <table:table-cell office:value-type="string">
            <text:p>Roxette-PV-IDM2A</text:p>
          </table:table-cell>
          <table:table-cell table:style-name="ce6" office:value-type="string">
            <text:p>71115P1046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.....</text:p>
          </table:table-cell>
          <table:table-cell office:value-type="string">
            <text:p>....</text:p>
          </table:table-cell>
          <table:table-cell office:value-type="string">
            <text:p>......</text:p>
          </table:table-cell>
          <table:table-cell table:number-columns-repeated="2" office:value-type="string">
            <text:p>....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Roxette</text:p>
          </table:table-cell>
          <table:table-cell office:value-type="string">
            <text:p>Roxette-PV1-M6B(SKU8)</text:p>
          </table:table-cell>
          <table:table-cell table:style-name="ce6" office:value-type="string">
            <text:p>70C12P10HR</text:p>
          </table:table-cell>
          <table:table-cell table:style-name="ce6" office:value-type="string">
            <text:p>PV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tel[8086:0106]</text:p>
          </table:table-cell>
          <table:table-cell office:value-type="string">
            <text:p>Realtek[RTL8111/8168B]</text:p>
          </table:table-cell>
          <table:table-cell office:value-type="string">
            <text:p>RaLink[1814:3592]</text:p>
          </table:table-cell>
          <table:table-cell office:value-type="string">
            <text:p>Yes</text:p>
          </table:table-cell>
          <table:table-cell office:value-type="string">
            <text:p>68SSR B.02/jinxiaojun/2012/5/22return on 2012/5/29</text:p>
          </table:table-cell>
          <table:table-cell office:value-type="string">
            <text:p>Do not upgrade BIOS in case of machine broken/yufei</text:p>
          </table:table-cell>
          <table:table-cell table:number-columns-repeated="1005"/>
        </table:table-row>
        <table:table-row table:style-name="ro1">
          <table:table-cell office:value-type="string">
            <text:p>Roxette</text:p>
          </table:table-cell>
          <table:table-cell office:value-type="string">
            <text:p>Roxette-PV1-M5B(SKU5)</text:p>
          </table:table-cell>
          <table:table-cell table:number-columns-repeated="2"/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Yes</text:p>
          </table:table-cell>
          <table:table-cell office:value-type="string">
            <text:p>Yes(EMS shipping EE534 308 491CN)</text:p>
          </table:table-cell>
          <table:table-cell office:value-type="string">
            <text:p>.....</text:p>
          </table:table-cell>
          <table:table-cell office:value-type="string">
            <text:p>....</text:p>
          </table:table-cell>
          <table:table-cell office:value-type="string">
            <text:p>Atheros...</text:p>
          </table:table-cell>
          <table:table-cell office:value-type="string">
            <text:p>Yes</text:p>
          </table:table-cell>
          <table:table-cell office:value-type="string">
            <text:p>....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Roxette</text:p>
          </table:table-cell>
          <table:table-cell office:value-type="string">
            <text:p>Roxette-PV1-SKU6-Dis</text:p>
          </table:table-cell>
          <table:table-cell table:style-name="ce6" office:value-type="string">
            <text:p>71115P103A</text:p>
          </table:table-cell>
          <table:table-cell office:value-type="string">
            <text:p>PV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2"/>
          <table:table-cell office:value-type="string">
            <text:p>....</text:p>
          </table:table-cell>
          <table:table-cell office:value-type="string">
            <text:p>.....</text:p>
          </table:table-cell>
          <table:table-cell table:number-columns-repeated="2" office:value-type="string">
            <text:p>....</text:p>
          </table:table-cell>
          <table:table-cell office:value-type="string">
            <text:p>qiushuang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Ramones</text:p>
          </table:table-cell>
          <table:table-cell office:value-type="string">
            <text:p>Ramones-SI-SKU10</text:p>
          </table:table-cell>
          <table:table-cell table:style-name="ce6" office:value-type="string">
            <text:p>M110009003413</text:p>
          </table:table-cell>
          <table:table-cell office:value-type="string">
            <text:p>SI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....</text:p>
          </table:table-cell>
          <table:table-cell office:value-type="string">
            <text:p>....]</text:p>
          </table:table-cell>
          <table:table-cell table:number-columns-repeated="3" office:value-type="string">
            <text:p>....</text:p>
          </table:table-cell>
          <table:table-cell office:value-type="string">
            <text:p>No AC power cord </text:p>
          </table:table-cell>
          <table:table-cell table:number-columns-repeated="1005"/>
        </table:table-row>
        <table:table-row table:style-name="ro1">
          <table:table-cell office:value-type="string">
            <text:p>Ramones</text:p>
          </table:table-cell>
          <table:table-cell office:value-type="string">
            <text:p>Ramones-PV1-M7B(SKU11)</text:p>
          </table:table-cell>
          <table:table-cell table:number-columns-repeated="2"/>
          <table:table-cell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tel[8086:0126]</text:p>
          </table:table-cell>
          <table:table-cell office:value-type="string">
            <text:p>Realtek[10ec:8186]</text:p>
          </table:table-cell>
          <table:table-cell office:value-type="string">
            <text:p>Ralink[1814:5390]</text:p>
          </table:table-cell>
          <table:table-cell office:value-type="string">
            <text:p>No</text:p>
          </table:table-cell>
          <table:table-cell office:value-type="string">
            <text:p>68SRR 1.08</text:p>
          </table:table-cell>
          <table:table-cell office:value-type="string">
            <text:p>replacement for the shipped back one/No battery 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Ramones</text:p>
          </table:table-cell>
          <table:table-cell office:value-type="string">
            <text:p>Ramones-PV1-M7B</text:p>
          </table:table-cell>
          <table:table-cell table:style-name="ce6" office:value-type="string">
            <text:p>70C26P105B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style-name="ce9"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No</text:p>
          </table:table-cell>
          <table:table-cell office:value-type="string">
            <text:p>EMS shipping (EE534309687CN)</text:p>
          </table:table-cell>
          <table:table-cell office:value-type="string">
            <text:p>......</text:p>
          </table:table-cell>
          <table:table-cell table:number-columns-repeated="2" office:value-type="string">
            <text:p>.....</text:p>
          </table:table-cell>
          <table:table-cell office:value-type="string">
            <text:p>EMS shipping</text:p>
          </table:table-cell>
          <table:table-cell office:value-type="string">
            <text:p>Broken due to bios upgrading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Ramones</text:p>
          </table:table-cell>
          <table:table-cell office:value-type="string">
            <text:p>Ramones-PV1-1DM5A</text:p>
          </table:table-cell>
          <table:table-cell table:style-name="ce6" office:value-type="string">
            <text:p>71115P10XU</text:p>
          </table:table-cell>
          <table:table-cell office:value-type="string">
            <text:p>PV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....</text:p>
          </table:table-cell>
          <table:table-cell table:number-columns-repeated="2" office:value-type="string">
            <text:p>.....</text:p>
          </table:table-cell>
          <table:table-cell office:value-type="string">
            <text:p>....</text:p>
          </table:table-cell>
          <table:table-cell office:value-type="string">
            <text:p>.....</text:p>
          </table:table-cell>
          <table:table-cell office:value-type="string">
            <text:p>sunny 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Ramones</text:p>
          </table:table-cell>
          <table:table-cell office:value-type="string">
            <text:p>Ramones-PV-SKU8A</text:p>
          </table:table-cell>
          <table:table-cell table:style-name="ce6" office:value-type="string">
            <text:p>71117P102W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....</text:p>
          </table:table-cell>
          <table:table-cell table:number-columns-repeated="2" office:value-type="string">
            <text:p>.....</text:p>
          </table:table-cell>
          <table:table-cell office:value-type="string">
            <text:p>....</text:p>
          </table:table-cell>
          <table:table-cell office:value-type="string">
            <text:p>.....</text:p>
          </table:table-cell>
          <table:table-cell office:value-type="string">
            <text:p>..... 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Outfield</text:p>
          </table:table-cell>
          <table:table-cell office:value-type="string">
            <text:p>Outfield-PV-SKU3</text:p>
          </table:table-cell>
          <table:table-cell table:style-name="ce6" office:value-type="string">
            <text:p>ABC108000D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....</text:p>
          </table:table-cell>
          <table:table-cell table:number-columns-repeated="2" office:value-type="string">
            <text:p>.....</text:p>
          </table:table-cell>
          <table:table-cell office:value-type="string">
            <text:p>....</text:p>
          </table:table-cell>
          <table:table-cell office:value-type="string">
            <text:p>.....</text:p>
          </table:table-cell>
          <table:table-cell office:value-type="string">
            <text:p>jerry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Foreigner</text:p>
          </table:table-cell>
          <table:table-cell office:value-type="string">
            <text:p>Foreigner 1.0 </text:p>
          </table:table-cell>
          <table:table-cell table:style-name="ce9" office:value-type="string">
            <text:p>?</text:p>
          </table:table-cell>
          <table:table-cell table:style-name="ce9" office:value-type="string">
            <text:p>?345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....</text:p>
          </table:table-cell>
          <table:table-cell table:number-columns-repeated="2" office:value-type="string">
            <text:p>.....</text:p>
          </table:table-cell>
          <table:table-cell office:value-type="string">
            <text:p>Yes</text:p>
          </table:table-cell>
          <table:table-cell office:value-type="string">
            <text:p>.....</text:p>
          </table:table-cell>
          <table:table-cell office:value-type="string">
            <text:p>..... 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Styx</text:p>
          </table:table-cell>
          <table:table-cell table:style-name="ce6" office:value-type="string">
            <text:p>BEI 261 – HP Styx</text:p>
          </table:table-cell>
          <table:table-cell table:style-name="ce6" office:value-type="string">
            <text:p>71212P1117</text:p>
          </table:table-cell>
          <table:table-cell table:style-name="ce9" office:value-type="string">
            <text:p>?5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....</text:p>
          </table:table-cell>
          <table:table-cell office:value-type="string">
            <text:p>.....</text:p>
          </table:table-cell>
          <table:table-cell office:value-type="string">
            <text:p>Yes</text:p>
          </table:table-cell>
          <table:table-cell table:number-columns-repeated="2" office:value-type="string">
            <text:p>....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Van Halen</text:p>
          </table:table-cell>
          <table:table-cell table:style-name="ce6" office:value-type="string">
            <text:p>Van Halen-PV-SKU2</text:p>
          </table:table-cell>
          <table:table-cell table:style-name="ce6" office:value-type="string">
            <text:p>4CZ10703MW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style-name="ce9"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table:number-columns-repeated="2" office:value-type="string">
            <text:p>Yes</text:p>
          </table:table-cell>
          <table:table-cell office:value-type="string">
            <text:p>....</text:p>
          </table:table-cell>
          <table:table-cell office:value-type="string">
            <text:p>.....</text:p>
          </table:table-cell>
          <table:table-cell office:value-type="string">
            <text:p>Yes</text:p>
          </table:table-cell>
          <table:table-cell table:number-columns-repeated="2" office:value-type="string">
            <text:p>....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Van Halen</text:p>
          </table:table-cell>
          <table:table-cell table:style-name="ce6" office:value-type="string">
            <text:p>Van Halen-PV-SKU6</text:p>
          </table:table-cell>
          <table:table-cell table:style-name="ce6" office:value-type="string">
            <text:p>4CZ10705HF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style-name="ce9"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Yes</text:p>
          </table:table-cell>
          <table:table-cell office:value-type="string">
            <text:p>EMS shipping to Greg.Express number√Ø¬ºÀÜEE046422019CN)</text:p>
          </table:table-cell>
          <table:table-cell office:value-type="string">
            <text:p>....</text:p>
          </table:table-cell>
          <table:table-cell office:value-type="string">
            <text:p>.....</text:p>
          </table:table-cell>
          <table:table-cell office:value-type="string">
            <text:p>Yes</text:p>
          </table:table-cell>
          <table:table-cell office:value-type="string">
            <text:p>Battery:Simplo;8 cell 75wh,2.8Ah SAN 632114-151 and power cord-WBXYDX1C6ZX115</text:p>
          </table:table-cell>
          <table:table-cell office:value-type="string">
            <text:p>....</text:p>
          </table:table-cell>
          <table:table-cell office:value-type="string">
            <text:p>Ship both battery and Power cord to Greg/ the unit shipped back,but when we recieved it ,the lcd screen is broken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Aerosmith</text:p>
          </table:table-cell>
          <table:table-cell office:value-type="string">
            <text:p>Aerosmith-PV1-SKU2</text:p>
          </table:table-cell>
          <table:table-cell table:style-name="ce6" office:value-type="string">
            <text:p>71217P102R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....</text:p>
          </table:table-cell>
          <table:table-cell office:value-type="string">
            <text:p>.....</text:p>
          </table:table-cell>
          <table:table-cell office:value-type="string">
            <text:p>Yes</text:p>
          </table:table-cell>
          <table:table-cell table:number-columns-repeated="2" office:value-type="string">
            <text:p>....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Aerosmith</text:p>
          </table:table-cell>
          <table:table-cell office:value-type="string">
            <text:p>Aerosmith-PV1-SKU5</text:p>
          </table:table-cell>
          <table:table-cell table:style-name="ce6" office:value-type="string">
            <text:p>71217P1087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....</text:p>
          </table:table-cell>
          <table:table-cell office:value-type="string">
            <text:p>.....</text:p>
          </table:table-cell>
          <table:table-cell office:value-type="string">
            <text:p>Yes</text:p>
          </table:table-cell>
          <table:table-cell table:number-columns-repeated="2" office:value-type="string">
            <text:p>....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Police</text:p>
          </table:table-cell>
          <table:table-cell office:value-type="string">
            <text:p>Police-SI-SKU4</text:p>
          </table:table-cell>
          <table:table-cell table:style-name="ce6" office:value-type="string">
            <text:p>71215SI0B9</text:p>
          </table:table-cell>
          <table:table-cell office:value-type="string">
            <text:p>SI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table:style-name="ce10" office:value-type="float" office:value="20140709">
            <text:p>20140709</text:p>
          </table:table-cell>
          <table:table-cell office:value-type="string">
            <text:p>No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....</text:p>
          </table:table-cell>
          <table:table-cell office:value-type="string">
            <text:p>.....</text:p>
          </table:table-cell>
          <table:table-cell office:value-type="string">
            <text:p>Yes</text:p>
          </table:table-cell>
          <table:table-cell table:number-columns-repeated="2" office:value-type="string">
            <text:p>....</text:p>
          </table:table-cell>
          <table:table-cell office:value-type="string">
            <text:p>Broken due to bios upgrade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Police</text:p>
          </table:table-cell>
          <table:table-cell office:value-type="string">
            <text:p>Police-SI-SKU0</text:p>
          </table:table-cell>
          <table:table-cell table:style-name="ce6" office:value-type="string">
            <text:p>71215S104I</text:p>
          </table:table-cell>
          <table:table-cell office:value-type="string">
            <text:p>SI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....</text:p>
          </table:table-cell>
          <table:table-cell office:value-type="string">
            <text:p>.....</text:p>
          </table:table-cell>
          <table:table-cell office:value-type="string">
            <text:p>Yes</text:p>
          </table:table-cell>
          <table:table-cell table:number-columns-repeated="3" office:value-type="string">
            <text:p>....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Police</text:p>
          </table:table-cell>
          <table:table-cell office:value-type="string">
            <text:p>Police-PV1-SKU14</text:p>
          </table:table-cell>
          <table:table-cell table:style-name="ce6" office:value-type="string">
            <text:p>71414P10K5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....</text:p>
          </table:table-cell>
          <table:table-cell office:value-type="string">
            <text:p>.....</text:p>
          </table:table-cell>
          <table:table-cell office:value-type="string">
            <text:p>Yes</text:p>
          </table:table-cell>
          <table:table-cell table:number-columns-repeated="3" office:value-type="string">
            <text:p>....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Police</text:p>
          </table:table-cell>
          <table:table-cell office:value-type="string">
            <text:p>Police-PV1-SKU18</text:p>
          </table:table-cell>
          <table:table-cell table:style-name="ce6" office:value-type="string">
            <text:p>71414P10LX</text:p>
          </table:table-cell>
          <table:table-cell office:value-type="string">
            <text:p>PV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....</text:p>
          </table:table-cell>
          <table:table-cell office:value-type="string">
            <text:p>.....</text:p>
          </table:table-cell>
          <table:table-cell office:value-type="string">
            <text:p>Yes</text:p>
          </table:table-cell>
          <table:table-cell table:number-columns-repeated="3" office:value-type="string">
            <text:p>....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Pixies</text:p>
          </table:table-cell>
          <table:table-cell office:value-type="string">
            <text:p>Pixies-SI-SKU6</text:p>
          </table:table-cell>
          <table:table-cell table:style-name="ce6" office:value-type="string">
            <text:p>71215SI0IK</text:p>
          </table:table-cell>
          <table:table-cell office:value-type="string">
            <text:p>SI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....</text:p>
          </table:table-cell>
          <table:table-cell office:value-type="string">
            <text:p>.....</text:p>
          </table:table-cell>
          <table:table-cell office:value-type="string">
            <text:p>Yes</text:p>
          </table:table-cell>
          <table:table-cell office:value-type="string">
            <text:p>....</text:p>
          </table:table-cell>
          <table:table-cell office:value-type="string">
            <text:p>zhangkunkun/2012/5/22</text:p>
          </table:table-cell>
          <table:table-cell office:value-type="string">
            <text:p>....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Pixies</text:p>
          </table:table-cell>
          <table:table-cell office:value-type="string">
            <text:p>Pixies-SI-SKU8</text:p>
          </table:table-cell>
          <table:table-cell table:style-name="ce6" office:value-type="string">
            <text:p>71215SI0PB</text:p>
          </table:table-cell>
          <table:table-cell office:value-type="string">
            <text:p>SI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....</text:p>
          </table:table-cell>
          <table:table-cell office:value-type="string">
            <text:p>.....</text:p>
          </table:table-cell>
          <table:table-cell office:value-type="string">
            <text:p>Yes</text:p>
          </table:table-cell>
          <table:table-cell table:number-columns-repeated="2" office:value-type="string">
            <text:p>....</text:p>
          </table:table-cell>
          <table:table-cell office:value-type="string">
            <text:p>Broken due to bios upgrade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Pixies</text:p>
          </table:table-cell>
          <table:table-cell office:value-type="string">
            <text:p>Pixies-PV1-SKU20</text:p>
          </table:table-cell>
          <table:table-cell table:style-name="ce6" office:value-type="string">
            <text:p>71414PI0MJ</text:p>
          </table:table-cell>
          <table:table-cell office:value-type="string">
            <text:p>PV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....</text:p>
          </table:table-cell>
          <table:table-cell office:value-type="string">
            <text:p>.....</text:p>
          </table:table-cell>
          <table:table-cell office:value-type="string">
            <text:p>Yes</text:p>
          </table:table-cell>
          <table:table-cell table:number-columns-repeated="3" office:value-type="string">
            <text:p>....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Pixies</text:p>
          </table:table-cell>
          <table:table-cell office:value-type="string">
            <text:p>Pixies-PV1-SKU22</text:p>
          </table:table-cell>
          <table:table-cell table:style-name="ce6" office:value-type="string">
            <text:p>71414P10NG</text:p>
          </table:table-cell>
          <table:table-cell office:value-type="string">
            <text:p>PV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....</text:p>
          </table:table-cell>
          <table:table-cell office:value-type="string">
            <text:p>.....</text:p>
          </table:table-cell>
          <table:table-cell office:value-type="string">
            <text:p>Yes</text:p>
          </table:table-cell>
          <table:table-cell table:number-columns-repeated="3" office:value-type="string">
            <text:p>....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Tesla</text:p>
          </table:table-cell>
          <table:table-cell office:value-type="string">
            <text:p>Tesla-PV1-SKU2</text:p>
          </table:table-cell>
          <table:table-cell table:style-name="ce6" office:value-type="string">
            <text:p>71420P1120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....</text:p>
          </table:table-cell>
          <table:table-cell office:value-type="string">
            <text:p>.....</text:p>
          </table:table-cell>
          <table:table-cell office:value-type="string">
            <text:p>Yes</text:p>
          </table:table-cell>
          <table:table-cell table:number-columns-repeated="3" office:value-type="string">
            <text:p>....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Toto</text:p>
          </table:table-cell>
          <table:table-cell office:value-type="string">
            <text:p>Toto#01-PV</text:p>
          </table:table-cell>
          <table:table-cell table:style-name="ce6" office:value-type="string">
            <text:p>4CZ1150M5X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....</text:p>
          </table:table-cell>
          <table:table-cell office:value-type="string">
            <text:p>.....</text:p>
          </table:table-cell>
          <table:table-cell office:value-type="string">
            <text:p>Yes</text:p>
          </table:table-cell>
          <table:table-cell table:number-columns-repeated="3" office:value-type="string">
            <text:p>....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Toto</text:p>
          </table:table-cell>
          <table:table-cell office:value-type="string">
            <text:p>Toto#03-PV</text:p>
          </table:table-cell>
          <table:table-cell table:style-name="ce6" office:value-type="string">
            <text:p>CAT000220510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....</text:p>
          </table:table-cell>
          <table:table-cell office:value-type="string">
            <text:p>.....</text:p>
          </table:table-cell>
          <table:table-cell office:value-type="string">
            <text:p>Yes</text:p>
          </table:table-cell>
          <table:table-cell table:number-columns-repeated="2" office:value-type="string">
            <text:p>....</text:p>
          </table:table-cell>
          <table:table-cell office:value-type="string">
            <text:p>Broken due to bios upgrade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Penn</text:p>
          </table:table-cell>
          <table:table-cell table:style-name="ce4" office:value-type="string">
            <text:p>Penn6U 1.0 CHI-P#06-PV</text:p>
          </table:table-cell>
          <table:table-cell table:style-name="ce4" office:value-type="string">
            <text:p>4CZ0501F6V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style-name="ce4" table:number-columns-repeated="2"/>
          <table:table-cell table:style-name="ce4" office:value-type="string">
            <text:p>Not</text:p>
          </table:table-cell>
          <table:table-cell table:style-name="ce4"/>
          <table:table-cell office:value-type="string">
            <text:p>yes</text:p>
          </table:table-cell>
          <table:table-cell office:value-type="string">
            <text:p>ATI</text:p>
          </table:table-cell>
          <table:table-cell/>
          <table:table-cell office:value-type="string">
            <text:p>transfer to chenzi,ship to Ben/2012.7.10 S/N: 4CZ0501F6V</text:p>
          </table:table-cell>
          <table:table-cell table:number-columns-repeated="6"/>
          <table:table-cell table:style-name="ce4" table:number-columns-repeated="1003"/>
        </table:table-row>
        <table:table-row table:style-name="ro1">
          <table:table-cell office:value-type="string">
            <text:p>Hopkins</text:p>
          </table:table-cell>
          <table:table-cell office:value-type="string">
            <text:p>Hopkins6U 1.0 CHI-H#03-PV</text:p>
          </table:table-cell>
          <table:table-cell office:value-type="string">
            <text:p>4CZ0501FHT</text:p>
          </table:table-cell>
          <table:table-cell office:value-type="string">
            <text:p>PV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yes</text:p>
          </table:table-cell>
          <table:table-cell office:value-type="string">
            <text:p>Intel</text:p>
          </table:table-cell>
          <table:table-cell office:value-type="string">
            <text:p>yes </text:p>
          </table:table-cell>
          <table:table-cell office:value-type="string">
            <text:p>transfer to chenzi, ship to Ben/2012.7.10 S/N: 4CZ0501FHT</text:p>
          </table:table-cell>
          <table:table-cell table:number-columns-repeated="1009"/>
        </table:table-row>
        <table:table-row table:style-name="ro1">
          <table:table-cell office:value-type="string">
            <text:p>Hopkins</text:p>
          </table:table-cell>
          <table:table-cell office:value-type="string">
            <text:p>Hopkins6U 1.0 CHI-H#07-PV</text:p>
          </table:table-cell>
          <table:table-cell office:value-type="string">
            <text:p>4CZ0501F4F</text:p>
          </table:table-cell>
          <table:table-cell office:value-type="string">
            <text:p>PV</text:p>
          </table:table-cell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yes</text:p>
          </table:table-cell>
          <table:table-cell office:value-type="string">
            <text:p>Intel</text:p>
          </table:table-cell>
          <table:table-cell/>
          <table:table-cell office:value-type="string">
            <text:p>transfer to chenzi, ship to Ben/2012.7.10 S/N: 4CZ0501F4F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Chicago</text:p>
          </table:table-cell>
          <table:table-cell office:value-type="string">
            <text:p>Chicago SKU3-Hopkins</text:p>
          </table:table-cell>
          <table:table-cell office:value-type="string">
            <text:p>4CZ1011491</text:p>
          </table:table-cell>
          <table:table-cell/>
          <table:table-cell table:number-columns-repeated="2" office:value-type="string">
            <text:p>N</text:p>
          </table:table-cell>
          <table:table-cell table:style-name="ce6" office:value-type="string">
            <text:p>Y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4"/>
          <table:table-cell office:value-type="string">
            <text:p>S/N:4CZ1011491///transfer to chenzi on 13/03/11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Penn</text:p>
          </table:table-cell>
          <table:table-cell office:value-type="string">
            <text:p>Penn 6u - Chicago #08-pv</text:p>
          </table:table-cell>
          <table:table-cell office:value-type="string">
            <text:p>4CZ101144Z</text:p>
          </table:table-cell>
          <table:table-cell office:value-type="string">
            <text:p>PV</text:p>
          </table:table-cell>
          <table:table-cell table:number-columns-repeated="2" office:value-type="string">
            <text:p>N</text:p>
          </table:table-cell>
          <table:table-cell table:style-name="ce6" office:value-type="string">
            <text:p>Y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4"/>
          <table:table-cell office:value-type="string">
            <text:p>S/N:4CZ101144Z/no battery when recieved//transfer to chenzi on 13/03/11/with extral battery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Kepler</text:p>
          </table:table-cell>
          <table:table-cell office:value-type="string">
            <text:p>Kepler 1.0 pv1 sku3</text:p>
          </table:table-cell>
          <table:table-cell office:value-type="string">
            <text:p>72215P10D2</text:p>
          </table:table-cell>
          <table:table-cell office:value-type="string">
            <text:p>PV</text:p>
          </table:table-cell>
          <table:table-cell table:number-columns-repeated="2" office:value-type="string">
            <text:p>N</text:p>
          </table:table-cell>
          <table:table-cell table:style-name="ce6" office:value-type="string">
            <text:p>Y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4"/>
          <table:table-cell office:value-type="string">
            <text:p>S/N:72215P10D2//transfer to chenzi on 13/03/11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Harvey</text:p>
          </table:table-cell>
          <table:table-cell office:value-type="string">
            <text:p>Harvey 1.0 PV1 SKU2</text:p>
          </table:table-cell>
          <table:table-cell office:value-type="string">
            <text:p>72113P100A</text:p>
          </table:table-cell>
          <table:table-cell office:value-type="string">
            <text:p>PV</text:p>
          </table:table-cell>
          <table:table-cell table:number-columns-repeated="2" office:value-type="string">
            <text:p>N</text:p>
          </table:table-cell>
          <table:table-cell table:style-name="ce6" office:value-type="string">
            <text:p>Y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4"/>
          <table:table-cell office:value-type="string">
            <text:p>S/N:72113P100A/transfer to chenzi on 13/03/11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Sumsung</text:p>
          </table:table-cell>
          <table:table-cell office:value-type="string">
            <text:p>Sumsung N130</text:p>
          </table:table-cell>
          <table:table-cell table:style-name="ce6" office:value-type="string">
            <text:p>ZBEY93CS600030K</text:p>
          </table:table-cell>
          <table:table-cell table:style-name="ce9" office:value-type="string">
            <text:p>?5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No</text:p>
          </table:table-cell>
          <table:table-cell table:number-columns-repeated="1012"/>
        </table:table-row>
        <table:table-row table:style-name="ro1">
          <table:table-cell office:value-type="string">
            <text:p>Sumsung</text:p>
          </table:table-cell>
          <table:table-cell office:value-type="string">
            <text:p>Sumsung N150</text:p>
          </table:table-cell>
          <table:table-cell table:number-columns-repeated="2"/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Yes</text:p>
          </table:table-cell>
          <table:table-cell office:value-type="string">
            <text:p>RETURN BACK TO KOREA(YS)</text:p>
          </table:table-cell>
          <table:table-cell table:number-columns-repeated="1011"/>
        </table:table-row>
        <table:table-row table:style-name="ro1">
          <table:table-cell office:value-type="string">
            <text:p>Acer</text:p>
          </table:table-cell>
          <table:table-cell office:value-type="string">
            <text:p>Acer Bei400 BAP50_CP</text:p>
          </table:table-cell>
          <table:table-cell table:number-columns-repeated="2"/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Yes</text:p>
          </table:table-cell>
          <table:table-cell office:value-type="string">
            <text:p>Intel</text:p>
          </table:table-cell>
          <table:table-cell office:value-type="string">
            <text:p>Nick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Prano</text:p>
          </table:table-cell>
          <table:table-cell office:value-type="string">
            <text:p>Prano-SI-SKU1-UMA</text:p>
          </table:table-cell>
          <table:table-cell table:style-name="ce6" office:value-type="string">
            <text:p>CNF9469HY2</text:p>
          </table:table-cell>
          <table:table-cell office:value-type="string">
            <text:p>SI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table:style-name="ce10" office:value-type="float" office:value="20140704">
            <text:p>20140704</text:p>
          </table:table-cell>
          <table:table-cell office:value-type="string">
            <text:p>Not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Prano</text:p>
          </table:table-cell>
          <table:table-cell office:value-type="string">
            <text:p>Prano-PV-SKU1-UMA</text:p>
          </table:table-cell>
          <table:table-cell table:style-name="ce6" office:value-type="string">
            <text:p>CNF0048ZFQ</text:p>
          </table:table-cell>
          <table:table-cell office:value-type="string">
            <text:p>PV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Prano</text:p>
          </table:table-cell>
          <table:table-cell office:value-type="string">
            <text:p>Prano-PV-SKU3-DIS</text:p>
          </table:table-cell>
          <table:table-cell table:style-name="ce6" office:value-type="string">
            <text:p>CNF0048ZMQ</text:p>
          </table:table-cell>
          <table:table-cell office:value-type="string">
            <text:p>PV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Zeno 1.0</text:p>
          </table:table-cell>
          <table:table-cell office:value-type="string">
            <text:p>Zeno -SI-SKU6-UMA</text:p>
          </table:table-cell>
          <table:table-cell table:style-name="ce6" office:value-type="string">
            <text:p>2CE938BZV5</text:p>
          </table:table-cell>
          <table:table-cell office:value-type="string">
            <text:p>SI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table:style-name="ce10" office:value-type="float" office:value="20140708">
            <text:p>20140708</text:p>
          </table:table-cell>
          <table:table-cell office:value-type="string">
            <text:p>Not</text:p>
          </table:table-cell>
          <table:table-cell table:number-columns-repeated="1014"/>
        </table:table-row>
        <table:table-row table:style-name="ro1">
          <table:table-cell table:style-name="ce5" office:value-type="string">
            <text:p>Hamilton</text:p>
          </table:table-cell>
          <table:table-cell office:value-type="string">
            <text:p>Hamilton-PV-SKU2-UMA</text:p>
          </table:table-cell>
          <table:table-cell table:number-columns-repeated="2"/>
          <table:table-cell table:number-columns-repeated="2" office:value-type="string">
            <text:p>N</text:p>
          </table:table-cell>
          <table:table-cell table:style-name="ce5" office:value-type="string">
            <text:p>LOST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Anthony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Valima</text:p>
          </table:table-cell>
          <table:table-cell office:value-type="string">
            <text:p>Valima-SI-SKU5-UMA</text:p>
          </table:table-cell>
          <table:table-cell table:style-name="ce6" office:value-type="string">
            <text:p>70160SI09E</text:p>
          </table:table-cell>
          <table:table-cell office:value-type="string">
            <text:p>SI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office:value-type="float" office:value="20140625">
            <text:p>20140625</text:p>
          </table:table-cell>
          <table:table-cell office:value-type="string">
            <text:p>Done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Valima</text:p>
          </table:table-cell>
          <table:table-cell office:value-type="string">
            <text:p>Valima-SI-SKU8-UMA</text:p>
          </table:table-cell>
          <table:table-cell table:style-name="ce6" office:value-type="string">
            <text:p>70160SI0GG</text:p>
          </table:table-cell>
          <table:table-cell office:value-type="string">
            <text:p>SI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table:style-name="ce10" office:value-type="float" office:value="20140702">
            <text:p>20140702</text:p>
          </table:table-cell>
          <table:table-cell office:value-type="string">
            <text:p>Not</text:p>
          </table:table-cell>
          <table:table-cell/>
          <table:table-cell office:value-type="string">
            <text:p>(Broken)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Valima</text:p>
          </table:table-cell>
          <table:table-cell office:value-type="string">
            <text:p>Valima-SI-SKU4</text:p>
          </table:table-cell>
          <table:table-cell table:style-name="ce6" office:value-type="string">
            <text:p>70160SI07S</text:p>
          </table:table-cell>
          <table:table-cell office:value-type="string">
            <text:p>SI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table:style-name="ce10" office:value-type="float" office:value="20140701">
            <text:p>20140701</text:p>
          </table:table-cell>
          <table:table-cell office:value-type="string">
            <text:p>Not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Valima</text:p>
          </table:table-cell>
          <table:table-cell office:value-type="string">
            <text:p>Valima-PV-SKU4-UMA</text:p>
          </table:table-cell>
          <table:table-cell table:style-name="ce7" office:value-type="string">
            <text:p>70311P1057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Villemont</text:p>
          </table:table-cell>
          <table:table-cell office:value-type="string">
            <text:p>Villemont-PV1-SKU4</text:p>
          </table:table-cell>
          <table:table-cell table:style-name="ce6" office:value-type="string">
            <text:p>70160P1077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Villemont</text:p>
          </table:table-cell>
          <table:table-cell office:value-type="string">
            <text:p>Villemont-PV1-SKU9</text:p>
          </table:table-cell>
          <table:table-cell table:style-name="ce6" office:value-type="string">
            <text:p>70160P100E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Fossil 2.0</text:p>
          </table:table-cell>
          <table:table-cell office:value-type="string">
            <text:p>Fossil-SI-SKU2-UMA</text:p>
          </table:table-cell>
          <table:table-cell table:style-name="ce6" office:value-type="string">
            <text:p>6BCMQ01BBYJ034</text:p>
          </table:table-cell>
          <table:table-cell office:value-type="string">
            <text:p>SI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table:style-name="ce10" office:value-type="float" office:value="20140630">
            <text:p>20140630</text:p>
          </table:table-cell>
          <table:table-cell office:value-type="string">
            <text:p>Not</text:p>
          </table:table-cell>
          <table:table-cell/>
          <table:table-cell office:value-type="string">
            <text:p>Broken(take HD off for test)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Fossil 2.0</text:p>
          </table:table-cell>
          <table:table-cell office:value-type="string">
            <text:p>Fossil-PV-SKU3-UMA(Intel)</text:p>
          </table:table-cell>
          <table:table-cell table:style-name="ce8" office:value-type="string">
            <text:p>2337166400098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Fossil 2.0</text:p>
          </table:table-cell>
          <table:table-cell table:style-name="ce6" office:value-type="string">
            <text:p>Fossil-SI2-SKU2</text:p>
          </table:table-cell>
          <table:table-cell office:value-type="string">
            <text:p>NA</text:p>
          </table:table-cell>
          <table:table-cell office:value-type="string">
            <text:p>SI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table:style-name="ce10" office:value-type="float" office:value="20140703">
            <text:p>20140703</text:p>
          </table:table-cell>
          <table:table-cell office:value-type="string">
            <text:p>Not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Gucci 3.0</text:p>
          </table:table-cell>
          <table:table-cell office:value-type="string">
            <text:p>Gucci-SI-SKU7</text:p>
          </table:table-cell>
          <table:table-cell table:style-name="ce6" office:value-type="string">
            <text:p>70660SI01W</text:p>
          </table:table-cell>
          <table:table-cell office:value-type="string">
            <text:p>SI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table:style-name="ce10" office:value-type="float" office:value="20140707">
            <text:p>20140707</text:p>
          </table:table-cell>
          <table:table-cell office:value-type="string">
            <text:p>Not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Gucci 3.0</text:p>
          </table:table-cell>
          <table:table-cell office:value-type="string">
            <text:p>Gucci-PV-SKU2</text:p>
          </table:table-cell>
          <table:table-cell table:style-name="ce6" office:value-type="string">
            <text:p>70660P10NG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Festina</text:p>
          </table:table-cell>
          <table:table-cell office:value-type="string">
            <text:p>Festina-PV-SKU3-UMA</text:p>
          </table:table-cell>
          <table:table-cell table:style-name="ce6" office:value-type="string">
            <text:p>CNF005825Z</text:p>
          </table:table-cell>
          <table:table-cell office:value-type="string">
            <text:p>PV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Festina</text:p>
          </table:table-cell>
          <table:table-cell office:value-type="string">
            <text:p>Festina-PV-SKU2-UMA</text:p>
          </table:table-cell>
          <table:table-cell table:style-name="ce6" office:value-type="string">
            <text:p>CNF005822Q</text:p>
          </table:table-cell>
          <table:table-cell office:value-type="string">
            <text:p>PV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sunny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HP Mini 2102</text:p>
          </table:table-cell>
          <table:table-cell office:value-type="string">
            <text:p>hp mini 2102</text:p>
          </table:table-cell>
          <table:table-cell table:style-name="ce6" office:value-type="string">
            <text:p>CNF942275Q/CAT000049385</text:p>
          </table:table-cell>
          <table:table-cell office:value-type="string">
            <text:p>NA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S/N:CNF942275Q ,SUN YAN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Federrer</text:p>
          </table:table-cell>
          <table:table-cell office:value-type="string">
            <text:p>Federrer SKU4 P4</text:p>
          </table:table-cell>
          <table:table-cell table:style-name="ce6" office:value-type="string">
            <text:p>HP2C10F#PV4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No</text:p>
          </table:table-cell>
          <table:table-cell office:value-type="string">
            <text:p>ATI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Federrer</text:p>
          </table:table-cell>
          <table:table-cell office:value-type="string">
            <text:p>Federrer SKU6 P6</text:p>
          </table:table-cell>
          <table:table-cell table:style-name="ce6" office:value-type="string">
            <text:p>??Z004006M字迹不清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No</text:p>
          </table:table-cell>
          <table:table-cell office:value-type="string">
            <text:p>Intel</text:p>
          </table:table-cell>
          <table:table-cell office:value-type="string">
            <text:p>zhengyu</text:p>
          </table:table-cell>
          <table:table-cell table:number-columns-repeated="1010"/>
        </table:table-row>
        <table:table-row table:style-name="ro1">
          <table:table-cell office:value-type="string">
            <text:p>Nadal</text:p>
          </table:table-cell>
          <table:table-cell office:value-type="string">
            <text:p>Nadal AX1 C1</text:p>
          </table:table-cell>
          <table:table-cell table:number-columns-repeated="2"/>
          <table:table-cell table:number-columns-repeated="2" office:value-type="string">
            <text:p>N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Not</text:p>
          </table:table-cell>
          <table:table-cell/>
          <table:table-cell office:value-type="string">
            <text:p>Yes</text:p>
          </table:table-cell>
          <table:table-cell office:value-type="string">
            <text:p>ATI</text:p>
          </table:table-cell>
          <table:table-cell office:value-type="string">
            <text:p>Nick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Gucci1.0</text:p>
          </table:table-cell>
          <table:table-cell office:value-type="string">
            <text:p>Gucci-SI-SKU4</text:p>
          </table:table-cell>
          <table:table-cell table:style-name="ce6" office:value-type="string">
            <text:p>79316SI01R</text:p>
          </table:table-cell>
          <table:table-cell office:value-type="string">
            <text:p>SI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table:style-name="ce10" office:value-type="float" office:value="20140702">
            <text:p>20140702</text:p>
          </table:table-cell>
          <table:table-cell office:value-type="string">
            <text:p>Not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Gucci1.0</text:p>
          </table:table-cell>
          <table:table-cell office:value-type="string">
            <text:p>Gucci-SI-SKU3</text:p>
          </table:table-cell>
          <table:table-cell table:style-name="ce6" office:value-type="string">
            <text:p>79316SI098</text:p>
          </table:table-cell>
          <table:table-cell office:value-type="string">
            <text:p>SI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table:style-name="ce10" office:value-type="float" office:value="20140630">
            <text:p>20140630</text:p>
          </table:table-cell>
          <table:table-cell office:value-type="string">
            <text:p>Not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Gucci1.0</text:p>
          </table:table-cell>
          <table:table-cell office:value-type="string">
            <text:p>Gucci-PV-SKU5</text:p>
          </table:table-cell>
          <table:table-cell table:style-name="ce6" office:value-type="string">
            <text:p>79516P1069</text:p>
          </table:table-cell>
          <table:table-cell table:style-name="ce6" office:value-type="string">
            <text:p>PV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Gucci2.0</text:p>
          </table:table-cell>
          <table:table-cell office:value-type="string">
            <text:p>Gucci-SI-SKU1</text:p>
          </table:table-cell>
          <table:table-cell table:style-name="ce6" office:value-type="string">
            <text:p>79916SI00B</text:p>
          </table:table-cell>
          <table:table-cell office:value-type="string">
            <text:p>SI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table:style-name="ce10" office:value-type="float" office:value="20140701">
            <text:p>20140701</text:p>
          </table:table-cell>
          <table:table-cell office:value-type="string">
            <text:p>Not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Gucci2.0</text:p>
          </table:table-cell>
          <table:table-cell office:value-type="string">
            <text:p>Gucci-SI-SKU4</text:p>
          </table:table-cell>
          <table:table-cell table:style-name="ce6" office:value-type="string">
            <text:p>79916SI03E</text:p>
          </table:table-cell>
          <table:table-cell office:value-type="string">
            <text:p>SI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table:style-name="ce10" office:value-type="float" office:value="20140703">
            <text:p>20140703</text:p>
          </table:table-cell>
          <table:table-cell office:value-type="string">
            <text:p>Not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Piaget1.0</text:p>
          </table:table-cell>
          <table:table-cell office:value-type="string">
            <text:p>Piaget-SI-Model2-UMA</text:p>
          </table:table-cell>
          <table:table-cell table:style-name="ce6" office:value-type="string">
            <text:p>78C18SI0S9</text:p>
          </table:table-cell>
          <table:table-cell office:value-type="string">
            <text:p>SI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table:style-name="ce10" office:value-type="float" office:value="20140704">
            <text:p>20140704</text:p>
          </table:table-cell>
          <table:table-cell office:value-type="string">
            <text:p>Not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Piaget1.5</text:p>
          </table:table-cell>
          <table:table-cell office:value-type="string">
            <text:p>Piaget-SI-Model3-UMA</text:p>
          </table:table-cell>
          <table:table-cell table:style-name="ce6" office:value-type="string">
            <text:p>79336SI03D</text:p>
          </table:table-cell>
          <table:table-cell office:value-type="string">
            <text:p>SI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table:style-name="ce10" office:value-type="float" office:value="20140707">
            <text:p>20140707</text:p>
          </table:table-cell>
          <table:table-cell office:value-type="string">
            <text:p>Not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WYSE</text:p>
          </table:table-cell>
          <table:table-cell office:value-type="string">
            <text:p>WYSE-X50L-1-001</text:p>
          </table:table-cell>
          <table:table-cell table:style-name="ce6" office:value-type="string">
            <text:p>0BIBI300009</text:p>
          </table:table-cell>
          <table:table-cell table:style-name="ce9" office:value-type="string">
            <text:p>?345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WYSE</text:p>
          </table:table-cell>
          <table:table-cell office:value-type="string">
            <text:p>WYSE-XNOL</text:p>
          </table:table-cell>
          <table:table-cell table:style-name="ce6" office:value-type="string">
            <text:p>0S60I368676</text:p>
          </table:table-cell>
          <table:table-cell table:style-name="ce9" office:value-type="string">
            <text:p>?345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ot</text:p>
          </table:table-cell>
          <table:table-cell table:number-columns-repeated="1014"/>
        </table:table-row>
        <table:table-row table:style-name="ro1" table:number-rows-repeated="244">
          <table:table-cell table:number-columns-repeated="11"/>
          <table:table-cell table:style-name="ce4" table:number-columns-repeated="23"/>
          <table:table-cell table:number-columns-repeated="990"/>
        </table:table-row>
        <table:table-row table:style-name="ro1" table:number-rows-repeated="10481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V official" table:style-name="ta1">
        <table:table-column table:style-name="co20" table:default-cell-style-name="Default"/>
        <table:table-row table:style-name="ro1">
          <table:table-cell table:style-name="ce2" office:value-type="string" calcext:value-type="string">
            <text:p>[PV official]: in the paper list part (14)</text:p>
          </table:table-cell>
        </table:table-row>
        <table:table-row table:style-name="ro1">
          <table:table-cell office:value-type="string" calcext:value-type="string">
            <text:p>Prano-PV-SKU3-DIS</text:p>
          </table:table-cell>
        </table:table-row>
        <table:table-row table:style-name="ro1">
          <table:table-cell office:value-type="string" calcext:value-type="string">
            <text:p>Prano-PV-SKU1-UMA</text:p>
          </table:table-cell>
        </table:table-row>
        <table:table-row table:style-name="ro1">
          <table:table-cell office:value-type="string" calcext:value-type="string">
            <text:p>Roxette-PV1-SKU6-Dis</text:p>
          </table:table-cell>
        </table:table-row>
        <table:table-row table:style-name="ro1">
          <table:table-cell office:value-type="string" calcext:value-type="string">
            <text:p>Roxette-PV1-M6B(SKU8)</text:p>
          </table:table-cell>
        </table:table-row>
        <table:table-row table:style-name="ro1">
          <table:table-cell office:value-type="string" calcext:value-type="string">
            <text:p>Pixies-PV1-SKU22</text:p>
          </table:table-cell>
        </table:table-row>
        <table:table-row table:style-name="ro1">
          <table:table-cell office:value-type="string" calcext:value-type="string">
            <text:p>Pixies-PV1-SKU20</text:p>
          </table:table-cell>
        </table:table-row>
        <table:table-row table:style-name="ro1">
          <table:table-cell office:value-type="string" calcext:value-type="string">
            <text:p>Journey-PV1-M1B(SKU1)</text:p>
          </table:table-cell>
        </table:table-row>
        <table:table-row table:style-name="ro1">
          <table:table-cell office:value-type="string" calcext:value-type="string">
            <text:p>Festina-PV-SKU3-UM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estina-PV-SKU2-UMA</text:p>
          </table:table-cell>
        </table:table-row>
        <table:table-row table:style-name="ro1">
          <table:table-cell office:value-type="string" calcext:value-type="string">
            <text:p>Cure-B#06-PV-SKU6-DIS</text:p>
          </table:table-cell>
        </table:table-row>
        <table:table-row table:style-name="ro1">
          <table:table-cell office:value-type="string" calcext:value-type="string">
            <text:p>Cure-B#07-PV-SKU7-UMA</text:p>
          </table:table-cell>
        </table:table-row>
        <table:table-row table:style-name="ro1">
          <table:table-cell office:value-type="string" calcext:value-type="string">
            <text:p>Cure-B#07-PV-SKU7-UMA</text:p>
          </table:table-cell>
        </table:table-row>
        <table:table-row table:style-name="ro1">
          <table:table-cell office:value-type="string" calcext:value-type="string">
            <text:p>Police-PV1-SKU18</text:p>
          </table:table-cell>
        </table:table-row>
        <table:table-row table:style-name="ro1">
          <table:table-cell office:value-type="string" calcext:value-type="string">
            <text:p>Ramones-PV1-IDM5A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2" office:value-type="string" calcext:value-type="string">
            <text:p>[PV official]: in our wiki asset part (19)</text:p>
          </table:table-cell>
        </table:table-row>
        <table:table-row table:style-name="ro1">
          <table:table-cell office:value-type="string" calcext:value-type="string">
            <text:p>python sku1 dis A4 pv</text:p>
          </table:table-cell>
        </table:table-row>
        <table:table-row table:style-name="ro1">
          <table:table-cell office:value-type="string" calcext:value-type="string">
            <text:p>Racer</text:p>
          </table:table-cell>
        </table:table-row>
        <table:table-row table:style-name="ro1">
          <table:table-cell office:value-type="string" calcext:value-type="string">
            <text:p>afterburn PV SKU4 VBK10810005</text:p>
          </table:table-cell>
        </table:table-row>
        <table:table-row table:style-name="ro1">
          <table:table-cell office:value-type="string" calcext:value-type="string">
            <text:p>excalibur TWR PVT sku No:001 TWR config 6</text:p>
          </table:table-cell>
        </table:table-row>
        <table:table-row table:style-name="ro1">
          <table:table-cell office:value-type="string" calcext:value-type="string">
            <text:p>merlin TWR PVT SKU No:003 TWR Model B</text:p>
          </table:table-cell>
        </table:table-row>
        <table:table-row table:style-name="ro1">
          <table:table-cell office:value-type="string" calcext:value-type="string">
            <text:p>VBL20 viper pv proto plan sku4 </text:p>
          </table:table-cell>
        </table:table-row>
        <table:table-row table:style-name="ro1">
          <table:table-cell office:value-type="string" calcext:value-type="string">
            <text:p>sku3:81.3JH01.013G allinone </text:p>
          </table:table-cell>
        </table:table-row>
        <table:table-row table:style-name="ro1">
          <table:table-cell office:value-type="string" calcext:value-type="string">
            <text:p>Rampage 14 dis pv</text:p>
          </table:table-cell>
        </table:table-row>
        <table:table-row table:style-name="ro1">
          <table:table-cell office:value-type="string" calcext:value-type="string">
            <text:p>Ricochet 17 dis pv</text:p>
          </table:table-cell>
        </table:table-row>
        <table:table-row table:style-name="ro1">
          <table:table-cell office:value-type="string" calcext:value-type="string">
            <text:p>Renegade 15 DIS pv</text:p>
          </table:table-cell>
        </table:table-row>
        <table:table-row table:style-name="ro1">
          <table:table-cell office:value-type="string" calcext:value-type="string">
            <text:p>Renegade 15 UMA pv</text:p>
          </table:table-cell>
        </table:table-row>
        <table:table-row table:style-name="ro1">
          <table:table-cell office:value-type="string" calcext:value-type="string">
            <text:p>Rampage14 uma pv</text:p>
          </table:table-cell>
        </table:table-row>
        <table:table-row table:style-name="ro1">
          <table:table-cell office:value-type="string" calcext:value-type="string">
            <text:p>comet pv1 sku4</text:p>
          </table:table-cell>
        </table:table-row>
        <table:table-row table:style-name="ro1">
          <table:table-cell office:value-type="string" calcext:value-type="string">
            <text:p>comet pv1 sku8</text:p>
          </table:table-cell>
        </table:table-row>
        <table:table-row table:style-name="ro1">
          <table:table-cell office:value-type="string" calcext:value-type="string">
            <text:p>switchback 1.0 pv1 sku-1 mini-2</text:p>
          </table:table-cell>
        </table:table-row>
        <table:table-row table:style-name="ro1">
          <table:table-cell office:value-type="string" calcext:value-type="string">
            <text:p>thriller1.0 pv1 sku19 banlance-4</text:p>
          </table:table-cell>
        </table:table-row>
        <table:table-row table:style-name="ro1">
          <table:table-cell office:value-type="string" calcext:value-type="string">
            <text:p>cylcone1 pv1 sku1 balance-1</text:p>
          </table:table-cell>
        </table:table-row>
        <table:table-row table:style-name="ro1">
          <table:table-cell office:value-type="string" calcext:value-type="string">
            <text:p>cyclone1 pv1 sku10 mini-2</text:p>
          </table:table-cell>
        </table:table-row>
        <table:table-row table:style-name="ro1">
          <table:table-cell office:value-type="string" calcext:value-type="string">
            <text:p>Orbitz pv 11.6</text:p>
          </table:table-cell>
        </table:table-row>
        <table:table-row table:style-name="ro1" table:number-rows-repeated="1048535">
          <table:table-cell/>
        </table:table-row>
        <table:table-row table:style-name="ro1">
          <table:table-cell/>
        </table:table-row>
      </table:table>
      <table:table table:name="SI units" table:style-name="ta1">
        <table:table-column table:style-name="co27" table:default-cell-style-name="ce24"/>
        <table:table-column table:style-name="co28" table:default-cell-style-name="ce24"/>
        <table:table-row table:style-name="ro5">
          <table:table-cell table:style-name="ce23" office:value-type="string" calcext:value-type="string">
            <text:p>SI units included in [preload.suse.de] (the list sunny forward to us)</text:p>
          </table:table-cell>
          <table:table-cell table:style-name="ce23" office:value-type="string" calcext:value-type="string">
            <text:p>Comments</text:p>
          </table:table-cell>
        </table:table-row>
        <table:table-row table:style-name="ro3">
          <table:table-cell office:value-type="string" calcext:value-type="string">
            <text:p>HP Roadrunner Roadrunner 14 SI-1 SKU 4 </text:p>
          </table:table-cell>
          <table:table-cell/>
        </table:table-row>
        <table:table-row table:style-name="ro5">
          <table:table-cell office:value-type="string" calcext:value-type="string">
            <text:p>HP Velma VL SI-1 SKU#4/EliteBook 8570w </text:p>
          </table:table-cell>
          <table:table-cell/>
        </table:table-row>
        <table:table-row table:style-name="ro5">
          <table:table-cell office:value-type="string" calcext:value-type="string">
            <text:p>HP Velma VL SI-1 SKU#1/EliteBook 8570w </text:p>
          </table:table-cell>
          <table:table-cell/>
        </table:table-row>
        <table:table-row table:style-name="ro5">
          <table:table-cell office:value-type="string" calcext:value-type="string">
            <text:p>HP Mighty PLANT F310 /EliteBook 2170p <text:s/>SI-1 SKU </text:p>
          </table:table-cell>
          <table:table-cell/>
        </table:table-row>
        <table:table-row table:style-name="ro3">
          <table:table-cell office:value-type="string" calcext:value-type="string">
            <text:p>HP Popeye PLANT F310/POPEYE14 SI-1 SKU4 </text:p>
          </table:table-cell>
          <table:table-cell/>
        </table:table-row>
        <table:table-row table:style-name="ro3">
          <table:table-cell office:value-type="string" calcext:value-type="string">
            <text:p>HP Aladdin Aladdin SI2 SKU2 MINI1 </text:p>
          </table:table-cell>
          <table:table-cell/>
        </table:table-row>
        <table:table-row table:style-name="ro5">
          <table:table-cell office:value-type="string" calcext:value-type="string">
            <text:p>HP Aladdin Alddin SI2 SKU7 MINI1 </text:p>
          </table:table-cell>
          <table:table-cell/>
        </table:table-row>
        <table:table-row table:style-name="ro3">
          <table:table-cell office:value-type="string" calcext:value-type="string">
            <text:p>HP Mighty Mighty SI2 SKU 5 MB 11244-SC 1.5G NOCNFG_1ST_H </text:p>
          </table:table-cell>
          <table:table-cell/>
        </table:table-row>
        <table:table-row table:style-name="ro3">
          <table:table-cell office:value-type="string" calcext:value-type="string">
            <text:p>HP Velma VL SI-2/VLM#02-SI2 </text:p>
          </table:table-cell>
          <table:table-cell/>
        </table:table-row>
        <table:table-row table:style-name="ro3">
          <table:table-cell office:value-type="string" calcext:value-type="string">
            <text:p>HP Velma Velma sku6 SI-2/8570w </text:p>
          </table:table-cell>
          <table:table-cell/>
        </table:table-row>
        <table:table-row table:style-name="ro3">
          <table:table-cell office:value-type="string" calcext:value-type="string">
            <text:p>HP Cyclone cyclone SI SKU3 </text:p>
          </table:table-cell>
          <table:table-cell/>
        </table:table-row>
        <table:table-row table:style-name="ro3">
          <table:table-cell office:value-type="string" calcext:value-type="string">
            <text:p>HP Cyclone Cyclone SI SKU6 </text:p>
          </table:table-cell>
          <table:table-cell/>
        </table:table-row>
        <table:table-row table:style-name="ro3">
          <table:table-cell office:value-type="string" calcext:value-type="string">
            <text:p>HP Comet COMET SI-2MSKU2 MINI2 </text:p>
          </table:table-cell>
          <table:table-cell/>
        </table:table-row>
        <table:table-row table:style-name="ro3">
          <table:table-cell office:value-type="string" calcext:value-type="string">
            <text:p>HP Thriller thriller 1.0 SI SKU12 </text:p>
          </table:table-cell>
          <table:table-cell/>
        </table:table-row>
        <table:table-row table:style-name="ro3">
          <table:table-cell office:value-type="string" calcext:value-type="string">
            <text:p>BEI 200 HP Gucci 1.0 SI SKU4 </text:p>
          </table:table-cell>
          <table:table-cell/>
        </table:table-row>
        <table:table-row table:style-name="ro3">
          <table:table-cell office:value-type="string" calcext:value-type="string">
            <text:p>BEI 201 HP Gucci 1.0 SI SKU3 </text:p>
          </table:table-cell>
          <table:table-cell/>
        </table:table-row>
        <table:table-row table:style-name="ro3">
          <table:table-cell office:value-type="string" calcext:value-type="string">
            <text:p>BEI 204 HP Gucci 2.0 SI SKU1 </text:p>
          </table:table-cell>
          <table:table-cell/>
        </table:table-row>
        <table:table-row table:style-name="ro3">
          <table:table-cell office:value-type="string" calcext:value-type="string">
            <text:p>BEI 205 HP Gucci 2.0 SI SKU4 </text:p>
          </table:table-cell>
          <table:table-cell/>
        </table:table-row>
        <table:table-row table:style-name="ro3">
          <table:table-cell office:value-type="string" calcext:value-type="string">
            <text:p>BEI 206 HP Piaget 1.0 SI Model2 UMA </text:p>
          </table:table-cell>
          <table:table-cell/>
        </table:table-row>
        <table:table-row table:style-name="ro3">
          <table:table-cell office:value-type="string" calcext:value-type="string">
            <text:p>BEI 207 HP Piaget 1.5 SI Model3 UMA </text:p>
          </table:table-cell>
          <table:table-cell/>
        </table:table-row>
        <table:table-row table:style-name="ro3">
          <table:table-cell office:value-type="string" calcext:value-type="string">
            <text:p>BEI 208 HP Zeno 1.0 SI SKU6 UMA </text:p>
          </table:table-cell>
          <table:table-cell/>
        </table:table-row>
        <table:table-row table:style-name="ro5">
          <table:table-cell office:value-type="string" calcext:value-type="string">
            <text:p>BEI 210 HP Prano 1.0 SI SKU1 UMA </text:p>
          </table:table-cell>
          <table:table-cell/>
        </table:table-row>
        <table:table-row table:style-name="ro5">
          <table:table-cell office:value-type="string" calcext:value-type="string">
            <text:p>BEI 213 HP Valima 1.0 SI SKU5 UMA </text:p>
          </table:table-cell>
          <table:table-cell/>
        </table:table-row>
        <table:table-row table:style-name="ro5">
          <table:table-cell office:value-type="string" calcext:value-type="string">
            <text:p>BEI 214 HP Valima 1.0 SI SKU8 UMA </text:p>
          </table:table-cell>
          <table:table-cell/>
        </table:table-row>
        <table:table-row table:style-name="ro3">
          <table:table-cell office:value-type="string" calcext:value-type="string">
            <text:p>BEI 218 HP Fossil 2.0 SI SKU2 UMA </text:p>
          </table:table-cell>
          <table:table-cell/>
        </table:table-row>
        <table:table-row table:style-name="ro3">
          <table:table-cell office:value-type="string" calcext:value-type="string">
            <text:p>BEI 220 HP Gucci 3.0 SI SKU7 </text:p>
          </table:table-cell>
          <table:table-cell/>
        </table:table-row>
        <table:table-row table:style-name="ro3">
          <table:table-cell office:value-type="string" calcext:value-type="string">
            <text:p>BEI 222 HP Fossil 2.0 SI SKU2 </text:p>
          </table:table-cell>
          <table:table-cell/>
        </table:table-row>
        <table:table-row table:style-name="ro5">
          <table:table-cell office:value-type="string" calcext:value-type="string">
            <text:p>BEI 223 HP Valima 1.0 SI SKU4 UMA </text:p>
          </table:table-cell>
          <table:table-cell/>
        </table:table-row>
        <table:table-row table:style-name="ro3">
          <table:table-cell office:value-type="string" calcext:value-type="string">
            <text:p>BEI 225 HP Heart SI1 SKU2 UMA </text:p>
          </table:table-cell>
          <table:table-cell/>
        </table:table-row>
        <table:table-row table:style-name="ro3">
          <table:table-cell office:value-type="string" calcext:value-type="string">
            <text:p>BEI 228 HP Clash B SI2 SKU5 </text:p>
          </table:table-cell>
          <table:table-cell/>
        </table:table-row>
        <table:table-row table:style-name="ro3">
          <table:table-cell office:value-type="string" calcext:value-type="string">
            <text:p>+ <text:s text:c="6"/>BEI 229 HP Heart SI-2 SKU2</text:p>
          </table:table-cell>
          <table:table-cell/>
        </table:table-row>
        <table:table-row table:style-name="ro3">
          <table:table-cell office:value-type="string" calcext:value-type="string">
            <text:p>+ <text:s text:c="6"/>BEI 230 HP Cure SI2 SKU6 </text:p>
          </table:table-cell>
          <table:table-cell/>
        </table:table-row>
        <table:table-row table:style-name="ro3">
          <table:table-cell office:value-type="string" calcext:value-type="string">
            <text:p>+ <text:s text:c="6"/>BEI 231 HP Journey 1.0 SI SKU1 </text:p>
          </table:table-cell>
          <table:table-cell/>
        </table:table-row>
        <table:table-row table:style-name="ro5">
          <table:table-cell office:value-type="string" calcext:value-type="string">
            <text:p>+ <text:s text:c="6"/>BEI 246 HP Ramones 1.0 SI Build SKU10 - Balance </text:p>
          </table:table-cell>
          <table:table-cell/>
        </table:table-row>
        <table:table-row table:style-name="ro5">
          <table:table-cell office:value-type="string" calcext:value-type="string">
            <text:p>+ <text:s text:c="6"/>BEI 247 HP Roxette 1.0 SI SKU4 - Balance </text:p>
          </table:table-cell>
          <table:table-cell/>
        </table:table-row>
        <table:table-row table:style-name="ro5">
          <table:table-cell office:value-type="string" calcext:value-type="string">
            <text:p>+ <text:s text:c="6"/>BEI 255 HP Roxette 1.0 SI SKU8 - Balance - 2 </text:p>
          </table:table-cell>
          <table:table-cell/>
        </table:table-row>
        <table:table-row table:style-name="ro5">
          <table:table-cell office:value-type="string" calcext:value-type="string">
            <text:p>+ <text:s text:c="6"/>BEI 256 HP Roxette 1.0 SI SKU5 - Balance - 1 </text:p>
          </table:table-cell>
          <table:table-cell/>
        </table:table-row>
        <table:table-row table:style-name="ro3">
          <table:table-cell office:value-type="string" calcext:value-type="string">
            <text:p>BEI 262 HP Police 1.0 SI SKU4 - Balance </text:p>
          </table:table-cell>
          <table:table-cell/>
        </table:table-row>
        <table:table-row table:style-name="ro3">
          <table:table-cell office:value-type="string" calcext:value-type="string">
            <text:p>+ <text:s text:c="6"/>BEI 263 HP Police 1.0 SI SKU0 - Balance </text:p>
          </table:table-cell>
          <table:table-cell/>
        </table:table-row>
        <table:table-row table:style-name="ro3">
          <table:table-cell office:value-type="string" calcext:value-type="string">
            <text:p>+ <text:s text:c="6"/>BEI 264 HP Pixies SI SKU6 - Balance </text:p>
          </table:table-cell>
          <table:table-cell/>
        </table:table-row>
        <table:table-row table:style-name="ro3">
          <table:table-cell office:value-type="string" calcext:value-type="string">
            <text:p>+ <text:s text:c="6"/>BEI 265 HP Pixies SI SKU8 - Balance </text:p>
          </table:table-cell>
          <table:table-cell/>
        </table:table-row>
        <table:table-row table:style-name="ro3">
          <table:table-cell office:value-type="string" calcext:value-type="string">
            <text:p>* BEI 311 HP Penn6U 1.0 CHI-P#06-SI (SKU6) (located in Taipei, should double check if SI?)</text:p>
          </table:table-cell>
          <table:table-cell/>
        </table:table-row>
        <table:table-row table:style-name="ro3">
          <table:table-cell office:value-type="string" calcext:value-type="string">
            <text:p>VBL20010018 HP Viper SI-2 SKU3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table:style-name="ce23" office:value-type="string" calcext:value-type="string">
            <text:p>SI we kept but not in above list</text:p>
          </table:table-cell>
          <table:table-cell/>
        </table:table-row>
        <table:table-row table:style-name="ro3">
          <table:table-cell office:value-type="string" calcext:value-type="string">
            <text:p><text:s text:c="4"/>PEBBLES 15 SI SKU12/4545S</text:p>
          </table:table-cell>
          <table:table-cell/>
        </table:table-row>
        <table:table-row table:style-name="ro3">
          <table:table-cell office:value-type="string" calcext:value-type="string">
            <text:p><text:s text:c="4"/>Roger 17 SKU 10-1/SI</text:p>
          </table:table-cell>
          <table:table-cell/>
        </table:table-row>
        <table:table-row table:style-name="ro3">
          <table:table-cell office:value-type="string" calcext:value-type="string">
            <text:p><text:s text:c="4"/>Heart-SI1-SKU1-UMA</text:p>
          </table:table-cell>
          <table:table-cell/>
        </table:table-row>
        <table:table-row table:style-name="ro3">
          <table:table-cell office:value-type="string" calcext:value-type="string">
            <text:p>+ <text:s text:c="6"/>Heart-SI1-SKU5-Dis</text:p>
          </table:table-cell>
          <table:table-cell/>
        </table:table-row>
        <table:table-row table:style-name="ro3">
          <table:table-cell office:value-type="string" calcext:value-type="string">
            <text:p><text:s text:c="4"/>Richie 13 SKU2-1/SI</text:p>
          </table:table-cell>
          <table:table-cell/>
        </table:table-row>
        <table:table-row table:style-name="ro5">
          <table:table-cell office:value-type="string" calcext:value-type="string">
            <text:p><text:s text:c="4"/>Casper hp sku#5-Mini Build1/SI 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table:style-name="ce23" office:value-type="string" calcext:value-type="string">
            <text:p>official in wiki </text:p>
          </table:table-cell>
          <table:table-cell table:style-name="ce27"/>
        </table:table-row>
        <table:table-row table:style-name="ro3">
          <table:table-cell table:style-name="ce25" office:value-type="string" calcext:value-type="string">
            <text:p><text:s text:c="4"/>HP Cyclone cyclone SI SKU3 </text:p>
          </table:table-cell>
          <table:table-cell table:style-name="ce28" office:value-type="string" calcext:value-type="string" table:number-columns-spanned="1" table:number-rows-spanned="4">
            <text:p>In Chenzi's list</text:p>
          </table:table-cell>
        </table:table-row>
        <table:table-row table:style-name="ro3">
          <table:table-cell table:style-name="ce25" office:value-type="string" calcext:value-type="string">
            <text:p><text:s text:c="4"/>HP Cyclone Cyclone SI SKU6 </text:p>
          </table:table-cell>
          <table:covered-table-cell table:style-name="ce27"/>
        </table:table-row>
        <table:table-row table:style-name="ro3">
          <table:table-cell table:style-name="ce25" office:value-type="string" calcext:value-type="string">
            <text:p><text:s text:c="4"/>HP Comet COMET SI-2MSKU2 MINI2 </text:p>
          </table:table-cell>
          <table:covered-table-cell table:style-name="ce27"/>
        </table:table-row>
        <table:table-row table:style-name="ro3">
          <table:table-cell table:style-name="ce25" office:value-type="string" calcext:value-type="string">
            <text:p><text:s text:c="4"/>HP Thriller thriller 1.0 SI SKU12</text:p>
          </table:table-cell>
          <table:covered-table-cell table:style-name="ce27"/>
        </table:table-row>
        <table:table-row table:style-name="ro3">
          <table:table-cell table:style-name="ce26" office:value-type="string" calcext:value-type="string">
            <text:p><text:s text:c="4"/>HP Velma VL SI-2/VLM#02-SI2 </text:p>
          </table:table-cell>
          <table:table-cell table:style-name="ce28" office:value-type="string" calcext:value-type="string" table:number-columns-spanned="1" table:number-rows-spanned="4">
            <text:p>Not sure about if have been officially declared at customs</text:p>
          </table:table-cell>
        </table:table-row>
        <table:table-row table:style-name="ro3">
          <table:table-cell table:style-name="ce26" office:value-type="string" calcext:value-type="string">
            <text:p><text:s text:c="4"/>HP Velma Velma sku6 SI-2/8570w </text:p>
          </table:table-cell>
          <table:covered-table-cell table:style-name="ce27"/>
        </table:table-row>
        <table:table-row table:style-name="ro3">
          <table:table-cell table:style-name="ce26" office:value-type="string" calcext:value-type="string">
            <text:p><text:s text:c="4"/>HP Popeye PLANT F310/POPEYE14 SI-1 SKU4 </text:p>
          </table:table-cell>
          <table:covered-table-cell/>
        </table:table-row>
        <table:table-row table:style-name="ro3">
          <table:table-cell table:style-name="ce26" office:value-type="string" calcext:value-type="string">
            <text:p><text:s text:c="4"/>PEBBLES 15 SI SKU12/4545S</text:p>
          </table:table-cell>
          <table:covered-table-cell/>
        </table:table-row>
        <table:table-row table:style-name="ro3">
          <table:table-cell table:number-columns-repeated="2"/>
        </table:table-row>
        <table:table-row table:style-name="ro3">
          <table:table-cell table:style-name="ce23" office:value-type="string" calcext:value-type="string">
            <text:p>NOTE: + means official in paper list</text:p>
          </table:table-cell>
          <table:table-cell/>
        </table:table-row>
      </table:table>
      <table:named-expressions/>
      <table:database-ranges>
        <table:database-range table:name="__Anonymous_Sheet_DB__0" table:target-range-address="'All Preload units'.A1:'All Preload units'.U18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ZSongTi" svg:font-family="FZSongTi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lbany AMT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FZSongTi" style:font-family-asian="FZSongTi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6">00/00/0000</text:date>, <text:time style:data-style-name="N2" text:time-value="0000-00-00T13:49:59.4634803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6.2$Linux_X86_64 LibreOffice_project/410m0$Build-2</meta:generator>
    <dc:date>2014-07-16T13:57:57.576333742</dc:date>
    <meta:editing-duration>P1DT22H33M18S</meta:editing-duration>
    <meta:editing-cycles>308</meta:editing-cycles>
    <dc:creator>xiaojun </dc:creator>
    <meta:document-statistic meta:table-count="3" meta:cell-count="2598" meta:object-count="0"/>
  </office:meta>
</office:document-meta>
</file>